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2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3" style:family="paragraph" style:parent-style-name="Standard">
      <style:text-properties fo:font-weight="bold" officeooo:rsid="0b43db55" officeooo:paragraph-rsid="0b43db55" style:font-weight-asian="bold" style:font-weight-complex="bold"/>
    </style:style>
    <style:style style:name="P4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5" style:family="paragraph" style:parent-style-name="Standard">
      <style:text-properties fo:font-weight="bold" officeooo:rsid="0b544eed" officeooo:paragraph-rsid="0d654347" style:font-weight-asian="bold" style:font-weight-complex="bold"/>
    </style:style>
    <style:style style:name="P6" style:family="paragraph" style:parent-style-name="Standard">
      <style:text-properties fo:font-weight="bold" officeooo:rsid="0b544eed" officeooo:paragraph-rsid="0d98c54d" style:font-weight-asian="bold" style:font-weight-complex="bold"/>
    </style:style>
    <style:style style:name="P7" style:family="paragraph" style:parent-style-name="Standard">
      <style:text-properties fo:font-weight="bold" officeooo:rsid="0b5c18f3" officeooo:paragraph-rsid="0b5c18f3" style:font-weight-asian="bold" style:font-weight-complex="bold"/>
    </style:style>
    <style:style style:name="P8" style:family="paragraph" style:parent-style-name="Standard">
      <style:text-properties fo:font-weight="bold" officeooo:rsid="0b63a8f9" officeooo:paragraph-rsid="0b63a8f9" style:font-weight-asian="bold" style:font-weight-complex="bold"/>
    </style:style>
    <style:style style:name="P9" style:family="paragraph" style:parent-style-name="Standard">
      <style:text-properties fo:font-weight="bold" officeooo:rsid="0b63a8f9" officeooo:paragraph-rsid="0e0ff5f8" style:font-weight-asian="bold" style:font-weight-complex="bold"/>
    </style:style>
    <style:style style:name="P10" style:family="paragraph" style:parent-style-name="Standard">
      <style:text-properties fo:font-weight="bold" officeooo:rsid="0e422cc9" officeooo:paragraph-rsid="0e58bfdd" style:font-weight-asian="bold" style:font-weight-complex="bold"/>
    </style:style>
    <style:style style:name="P11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12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Sans-serif" fo:font-weight="bold" officeooo:paragraph-rsid="0e0eef29" style:font-weight-asian="bold" style:font-weight-complex="bold"/>
    </style:style>
    <style:style style:name="P17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e12d974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23" style:family="paragraph" style:parent-style-name="Standard"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2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2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2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2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2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30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31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715378a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35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c3766b4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39" style:family="paragraph" style:parent-style-name="Standard">
      <style:text-properties style:font-name="Sans-serif" officeooo:paragraph-rsid="0ba2cc3c"/>
    </style:style>
    <style:style style:name="P40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42" style:family="paragraph" style:parent-style-name="Standard">
      <style:text-properties officeooo:rsid="0b30f79e" officeooo:paragraph-rsid="0b30f79e"/>
    </style:style>
    <style:style style:name="P43" style:family="paragraph" style:parent-style-name="Standard">
      <style:text-properties officeooo:paragraph-rsid="0b6590ba"/>
    </style:style>
    <style:style style:name="P44" style:family="paragraph" style:parent-style-name="Standard">
      <style:text-properties style:text-underline-style="none" officeooo:rsid="0d65649e" officeooo:paragraph-rsid="0d658926"/>
    </style:style>
    <style:style style:name="P45" style:family="paragraph" style:parent-style-name="Standard">
      <style:text-properties style:text-underline-style="none" fo:font-weight="bold" officeooo:rsid="0e4a1636" officeooo:paragraph-rsid="0e9185dc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ca7c42a" style:font-size-asian="9pt" style:font-weight-asian="bold" style:font-size-complex="9pt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e9cfdd4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97a15a6" officeooo:paragraph-rsid="0e36b6aa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b2780c2" officeooo:paragraph-rsid="0ba2cc3c"/>
    </style:style>
    <style:style style:name="P54" style:family="paragraph" style:parent-style-name="Standard">
      <style:paragraph-properties fo:break-before="column"/>
      <style:text-properties fo:font-weight="bold" officeooo:rsid="0b544eed" officeooo:paragraph-rsid="0c4d7f38" style:font-weight-asian="bold" style:font-weight-complex="bold"/>
    </style:style>
    <style:style style:name="P55" style:family="paragraph" style:parent-style-name="Standard">
      <style:text-properties fo:font-weight="normal" officeooo:rsid="0b43f044" officeooo:paragraph-rsid="0b43db55" style:font-weight-asian="normal" style:font-weight-complex="normal"/>
    </style:style>
    <style:style style:name="P56" style:family="paragraph" style:parent-style-name="Standard">
      <style:text-properties fo:font-weight="normal" officeooo:rsid="0b63a8f9" officeooo:paragraph-rsid="0b63a8f9" style:font-weight-asian="normal" style:font-weight-complex="normal"/>
    </style:style>
    <style:style style:name="P57" style:family="paragraph" style:parent-style-name="Standard">
      <style:text-properties fo:font-weight="normal" officeooo:rsid="0dd83591" officeooo:paragraph-rsid="0dd5bb57" style:font-weight-asian="normal" style:font-weight-complex="normal"/>
    </style:style>
    <style:style style:name="P58" style:family="paragraph" style:parent-style-name="Standard">
      <style:text-properties fo:font-weight="normal" officeooo:rsid="0a6221d7" officeooo:paragraph-rsid="0a54af44" style:font-weight-asian="normal" style:font-weight-complex="normal"/>
    </style:style>
    <style:style style:name="P59" style:family="paragraph" style:parent-style-name="Standard">
      <style:text-properties style:font-name="Sans-serif" fo:font-size="9pt" fo:font-style="normal" fo:font-weight="normal" officeooo:rsid="077f9806" officeooo:paragraph-rsid="0b6590ba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fb857" officeooo:paragraph-rsid="0a8a7eca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b33d1a9" officeooo:paragraph-rsid="0b33d1a9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d3708ab" officeooo:paragraph-rsid="0d2bef55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dcb3091" officeooo:paragraph-rsid="0dcb3091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>
      <style:text-properties style:font-name="Sans-serif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Standard">
      <style:text-properties style:font-name="Sans-serif" fo:font-size="9pt" fo:font-style="normal" fo:font-weight="normal" officeooo:rsid="0bcf9c69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loext:graphic-properties draw:fill="none"/>
      <style:paragraph-properties fo:background-color="transparent"/>
      <style:text-properties style:font-name="Sans-serif" fo:font-size="9pt" fo:font-style="normal" fo:font-weight="normal" officeooo:rsid="0716bceb" officeooo:paragraph-rsid="07113b38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loext:graphic-properties draw:fill="none"/>
      <style:paragraph-properties fo:background-color="transparent"/>
      <style:text-properties style:font-name="Sans-serif" fo:font-size="9pt" fo:font-style="normal" fo:font-weight="normal" officeooo:rsid="0716bceb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Standard">
      <style:text-properties style:font-name="Sans-serif" fo:font-size="9pt" fo:font-style="normal" fo:font-weight="normal" officeooo:rsid="0d897171" officeooo:paragraph-rsid="0c3f6cf8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style:text-properties style:font-name="Sans-serif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70" style:family="paragraph" style:parent-style-name="Standard">
      <style:text-properties style:font-name="Sans-serif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style:text-properties style:font-name="Sans-serif" fo:font-size="9pt" fo:font-style="normal" fo:font-weight="bold" officeooo:rsid="09640913" officeooo:paragraph-rsid="0b295c8d" style:font-size-asian="9pt" style:font-style-asian="normal" style:font-weight-asian="bold" style:font-size-complex="9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Sans-serif" fo:font-size="9pt" fo:font-style="normal" fo:font-weight="bold" officeooo:rsid="0716bceb" officeooo:paragraph-rsid="0b3ed9b1" style:font-size-asian="9pt" style:font-style-asian="normal" style:font-weight-asian="bold" style:font-size-complex="9pt" style:font-style-complex="normal" style:font-weight-complex="bold"/>
    </style:style>
    <style:style style:name="P73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>
      <style:text-properties style:font-name="Sans-serif" fo:font-size="9pt" fo:font-style="normal" style:text-underline-style="none" fo:font-weight="normal" officeooo:rsid="0e49a330" officeooo:paragraph-rsid="0e47031d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style:text-properties style:font-name="Sans-serif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76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a6221d7" officeooo:paragraph-rsid="0d98c54d" style:font-size-asian="9pt" style:font-style-asian="normal" style:font-weight-asian="normal" style:font-size-complex="9pt" style:font-style-complex="normal" style:font-weight-complex="normal"/>
    </style:style>
    <style:style style:name="P7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ec90f55" style:font-size-asian="9pt" style:font-weight-asian="bold" style:font-size-complex="9pt" style:font-weight-complex="bold"/>
    </style:style>
    <style:style style:name="P7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b3de326" officeooo:paragraph-rsid="0ba2cc3c" style:font-size-asian="9pt" style:font-weight-asian="bold" style:font-size-complex="9pt" style:font-weight-complex="bold"/>
    </style:style>
    <style:style style:name="P79" style:family="paragraph" style:parent-style-name="Standard">
      <style:text-properties style:font-name="Sans-serif" fo:font-weight="bold" officeooo:rsid="09670ddb" officeooo:paragraph-rsid="0ec67fe1" style:font-weight-asian="bold" style:font-weight-complex="bold"/>
    </style:style>
    <style:style style:name="P80" style:family="paragraph" style:parent-style-name="Standard">
      <style:text-properties style:font-name="Sans-serif" fo:font-weight="bold" officeooo:rsid="09670ddb" officeooo:paragraph-rsid="0ec8093c" style:font-weight-asian="bold" style:font-weight-complex="bold"/>
    </style:style>
    <style:style style:name="P81" style:family="paragraph" style:parent-style-name="Standard">
      <style:text-properties style:font-name="Sans-serif" officeooo:paragraph-rsid="0ec90f55"/>
    </style:style>
    <style:style style:name="P82" style:family="paragraph" style:parent-style-name="Standard">
      <style:text-properties style:text-underline-style="none" fo:font-weight="normal" officeooo:rsid="0b56ffad" officeooo:paragraph-rsid="0b544eed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b5c18f3" officeooo:paragraph-rsid="0b5c18f3" style:font-weight-asian="normal" style:font-weight-complex="normal"/>
    </style:style>
    <style:style style:name="P84" style:family="paragraph" style:parent-style-name="Standard">
      <style:text-properties style:text-underline-style="none" fo:font-weight="bold" officeooo:rsid="0e4a1636" officeooo:paragraph-rsid="0eca771b" style:font-weight-asian="bold" style:font-weight-complex="bold"/>
    </style:style>
    <style:style style:name="P85" style:family="paragraph" style:parent-style-name="Standard">
      <style:text-properties fo:font-weight="bold" officeooo:rsid="0960aa55" officeooo:paragraph-rsid="0ec624ab" style:font-weight-asian="bold" style:font-weight-complex="bold"/>
    </style:style>
    <style:style style:name="P86" style:family="paragraph" style:parent-style-name="Standard">
      <style:text-properties fo:font-weight="bold" officeooo:rsid="097a15a6" officeooo:paragraph-rsid="0ed90e78" style:font-weight-asian="bold" style:font-weight-complex="bold"/>
    </style:style>
    <style:style style:name="P87" style:family="paragraph" style:parent-style-name="Standard">
      <style:text-properties fo:font-weight="bold" officeooo:rsid="0b8ddee7" officeooo:paragraph-rsid="0ec90f55" style:font-weight-asian="bold" style:font-weight-complex="bold"/>
    </style:style>
    <style:style style:name="P88" style:family="paragraph" style:parent-style-name="Standard">
      <style:text-properties fo:font-weight="bold" officeooo:rsid="0a525c8e" officeooo:paragraph-rsid="0ecb2f5f" style:font-weight-asian="bold" style:font-weight-complex="bold"/>
    </style:style>
    <style:style style:name="P89" style:family="paragraph" style:parent-style-name="Standard">
      <style:text-properties fo:font-weight="bold" officeooo:rsid="0b544eed" officeooo:paragraph-rsid="0ecccc2e" style:font-weight-asian="bold" style:font-weight-complex="bold"/>
    </style:style>
    <style:style style:name="P90" style:family="paragraph" style:parent-style-name="Standard">
      <style:text-properties fo:font-weight="bold" officeooo:rsid="0a54af44" officeooo:paragraph-rsid="0ed163fd" style:font-weight-asian="bold" style:font-weight-complex="bold"/>
    </style:style>
    <style:style style:name="P91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text-underline-style="none" officeooo:rsid="0e6d7a6d" officeooo:paragraph-rsid="0e6d7a6d"/>
    </style:style>
    <style:style style:name="P92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f138" officeooo:paragraph-rsid="0e6cf138"/>
    </style:style>
    <style:style style:name="P93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paragraph-rsid="0e5943da"/>
    </style:style>
    <style:style style:name="P94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30016" officeooo:paragraph-rsid="0e630016"/>
    </style:style>
    <style:style style:name="P95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305d" officeooo:paragraph-rsid="0e6c305d"/>
    </style:style>
    <style:style style:name="P96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712893" officeooo:paragraph-rsid="0e712893"/>
    </style:style>
    <style:style style:name="P97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officeooo:paragraph-rsid="0e5943da"/>
    </style:style>
    <style:style style:name="P98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Sans-serif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78787" officeooo:paragraph-rsid="0b578787" style:font-weight-asian="bold" style:font-weight-complex="bold"/>
    </style:style>
    <style:style style:name="P100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ae17c" officeooo:paragraph-rsid="0b5ae17c" style:font-weight-asian="bold" style:font-weight-complex="bold"/>
    </style:style>
    <style:style style:name="P101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102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dab519a" officeooo:paragraph-rsid="0dab519a" style:font-weight-asian="bold" style:font-weight-complex="bold"/>
    </style:style>
    <style:style style:name="P103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b7180d9" officeooo:paragraph-rsid="0b7180d9" style:font-weight-asian="bold" style:font-weight-complex="bold"/>
    </style:style>
    <style:style style:name="P104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fo:font-weight="bold" officeooo:rsid="0b8ddee7" officeooo:paragraph-rsid="0ec90f55" style:font-weight-asian="bold" style:font-weight-complex="bold"/>
    </style:style>
    <style:style style:name="P105" style:family="paragraph" style:parent-style-name="Standard">
      <style:paragraph-properties fo:break-before="column"/>
      <style:text-properties fo:font-weight="bold" officeooo:rsid="097a15a6" officeooo:paragraph-rsid="0ed87ead" style:font-weight-asian="bold" style:font-weight-complex="bold"/>
    </style:style>
    <style:style style:name="P106" style:family="paragraph" style:parent-style-name="Heading_20_1">
      <style:text-properties officeooo:paragraph-rsid="0cf126e4"/>
    </style:style>
    <style:style style:name="P107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bf45121" style:font-weight-asian="normal" style:font-weight-complex="normal"/>
    </style:style>
    <style:style style:name="T40" style:family="text">
      <style:text-properties fo:font-weight="normal" officeooo:rsid="0bf47653" style:font-weight-asian="normal" style:font-weight-complex="normal"/>
    </style:style>
    <style:style style:name="T41" style:family="text">
      <style:text-properties fo:font-weight="normal" officeooo:rsid="0c0aa9b9" style:font-weight-asian="normal" style:font-weight-complex="normal"/>
    </style:style>
    <style:style style:name="T42" style:family="text">
      <style:text-properties fo:font-weight="normal" officeooo:rsid="0c0f1ff7" style:font-weight-asian="normal" style:font-weight-complex="normal"/>
    </style:style>
    <style:style style:name="T43" style:family="text">
      <style:text-properties fo:font-weight="normal" officeooo:rsid="0c10aea3" style:font-weight-asian="normal" style:font-weight-complex="normal"/>
    </style:style>
    <style:style style:name="T44" style:family="text">
      <style:text-properties fo:font-weight="normal" officeooo:rsid="0c155987" style:font-weight-asian="normal" style:font-weight-complex="normal"/>
    </style:style>
    <style:style style:name="T45" style:family="text">
      <style:text-properties fo:font-weight="normal" officeooo:rsid="0c162ac1" style:font-weight-asian="normal" style:font-weight-complex="normal"/>
    </style:style>
    <style:style style:name="T46" style:family="text">
      <style:text-properties fo:font-weight="normal" officeooo:rsid="0c830c11" style:font-weight-asian="normal" style:font-weight-complex="normal"/>
    </style:style>
    <style:style style:name="T47" style:family="text">
      <style:text-properties fo:font-weight="normal" officeooo:rsid="0c837d9c" style:font-weight-asian="normal" style:font-weight-complex="normal"/>
    </style:style>
    <style:style style:name="T48" style:family="text">
      <style:text-properties fo:font-weight="normal" officeooo:rsid="0c851f77" style:font-weight-asian="normal" style:font-weight-complex="normal"/>
    </style:style>
    <style:style style:name="T49" style:family="text">
      <style:text-properties fo:font-weight="normal" officeooo:rsid="0cb3b6b7" style:font-weight-asian="normal" style:font-weight-complex="normal"/>
    </style:style>
    <style:style style:name="T50" style:family="text">
      <style:text-properties fo:font-weight="normal" officeooo:rsid="0cb55f5b" style:font-weight-asian="normal" style:font-weight-complex="normal"/>
    </style:style>
    <style:style style:name="T51" style:family="text">
      <style:text-properties fo:font-weight="normal" officeooo:rsid="0cb74317" style:font-weight-asian="normal" style:font-weight-complex="normal"/>
    </style:style>
    <style:style style:name="T52" style:family="text">
      <style:text-properties fo:font-weight="normal" officeooo:rsid="0cbd8db0" style:font-weight-asian="normal" style:font-weight-complex="normal"/>
    </style:style>
    <style:style style:name="T53" style:family="text">
      <style:text-properties fo:font-weight="normal" officeooo:rsid="0cc1605e" style:font-weight-asian="normal" style:font-weight-complex="normal"/>
    </style:style>
    <style:style style:name="T54" style:family="text">
      <style:text-properties fo:font-weight="normal" officeooo:rsid="0cc28e97" style:font-weight-asian="normal" style:font-weight-complex="normal"/>
    </style:style>
    <style:style style:name="T55" style:family="text">
      <style:text-properties fo:font-weight="normal" officeooo:rsid="0cd22fc4" style:font-weight-asian="normal" style:font-weight-complex="normal"/>
    </style:style>
    <style:style style:name="T56" style:family="text">
      <style:text-properties fo:font-weight="normal" officeooo:rsid="0cd3b1ba" style:font-weight-asian="normal" style:font-weight-complex="normal"/>
    </style:style>
    <style:style style:name="T57" style:family="text">
      <style:text-properties fo:font-weight="normal" officeooo:rsid="0cdf2f8c" style:font-weight-asian="normal" style:font-weight-complex="normal"/>
    </style:style>
    <style:style style:name="T58" style:family="text">
      <style:text-properties fo:font-weight="normal" officeooo:rsid="0cdfc261" style:font-weight-asian="normal" style:font-weight-complex="normal"/>
    </style:style>
    <style:style style:name="T59" style:family="text">
      <style:text-properties fo:font-weight="normal" officeooo:rsid="0ce6ebfa" style:font-weight-asian="normal" style:font-weight-complex="normal"/>
    </style:style>
    <style:style style:name="T60" style:family="text">
      <style:text-properties fo:font-weight="normal" officeooo:rsid="0ce73c9e" style:font-weight-asian="normal" style:font-weight-complex="normal"/>
    </style:style>
    <style:style style:name="T61" style:family="text">
      <style:text-properties fo:font-weight="normal" officeooo:rsid="0ced4930" style:font-weight-asian="normal" style:font-weight-complex="normal"/>
    </style:style>
    <style:style style:name="T62" style:family="text">
      <style:text-properties fo:font-weight="normal" officeooo:rsid="0cf102c6" style:font-weight-asian="normal" style:font-weight-complex="normal"/>
    </style:style>
    <style:style style:name="T63" style:family="text">
      <style:text-properties fo:font-weight="normal" officeooo:rsid="0d08d266" style:font-weight-asian="normal" style:font-weight-complex="normal"/>
    </style:style>
    <style:style style:name="T64" style:family="text">
      <style:text-properties fo:font-weight="normal" officeooo:rsid="0d0e8c6e" style:font-weight-asian="normal" style:font-weight-complex="normal"/>
    </style:style>
    <style:style style:name="T65" style:family="text">
      <style:text-properties fo:font-weight="normal" officeooo:rsid="0d11d8b3" style:font-weight-asian="normal" style:font-weight-complex="normal"/>
    </style:style>
    <style:style style:name="T66" style:family="text">
      <style:text-properties fo:font-weight="normal" officeooo:rsid="0d1b1e96" style:font-weight-asian="normal" style:font-weight-complex="normal"/>
    </style:style>
    <style:style style:name="T67" style:family="text">
      <style:text-properties fo:font-weight="normal" officeooo:rsid="0d1cade1" style:font-weight-asian="normal" style:font-weight-complex="normal"/>
    </style:style>
    <style:style style:name="T68" style:family="text">
      <style:text-properties fo:font-weight="normal" officeooo:rsid="0d82799c" style:font-weight-asian="normal" style:font-weight-complex="normal"/>
    </style:style>
    <style:style style:name="T69" style:family="text">
      <style:text-properties fo:font-weight="normal" officeooo:rsid="0d858d30" style:font-weight-asian="normal" style:font-weight-complex="normal"/>
    </style:style>
    <style:style style:name="T70" style:family="text">
      <style:text-properties fo:font-weight="normal" officeooo:rsid="0d873988" style:font-weight-asian="normal" style:font-weight-complex="normal"/>
    </style:style>
    <style:style style:name="T71" style:family="text">
      <style:text-properties fo:font-weight="normal" officeooo:rsid="0d90d59a" style:font-weight-asian="normal" style:font-weight-complex="normal"/>
    </style:style>
    <style:style style:name="T72" style:family="text">
      <style:text-properties fo:font-weight="normal" officeooo:rsid="0dd83591" style:font-weight-asian="normal" style:font-weight-complex="normal"/>
    </style:style>
    <style:style style:name="T73" style:family="text">
      <style:text-properties fo:font-weight="normal" officeooo:rsid="0dea474b" style:font-weight-asian="normal" style:font-weight-complex="normal"/>
    </style:style>
    <style:style style:name="T74" style:family="text">
      <style:text-properties fo:font-weight="normal" officeooo:rsid="0df329fa" style:font-weight-asian="normal" style:font-weight-complex="normal"/>
    </style:style>
    <style:style style:name="T75" style:family="text">
      <style:text-properties fo:font-weight="normal" officeooo:rsid="0df3589e" style:font-weight-asian="normal" style:font-weight-complex="normal"/>
    </style:style>
    <style:style style:name="T76" style:family="text">
      <style:text-properties fo:font-weight="normal" officeooo:rsid="0df8e559" style:font-weight-asian="normal" style:font-weight-complex="normal"/>
    </style:style>
    <style:style style:name="T77" style:family="text">
      <style:text-properties fo:font-weight="normal" officeooo:rsid="0dfc5ad5" style:font-weight-asian="normal" style:font-weight-complex="normal"/>
    </style:style>
    <style:style style:name="T78" style:family="text">
      <style:text-properties fo:font-weight="normal" officeooo:rsid="0dfe4df5" style:font-weight-asian="normal" style:font-weight-complex="normal"/>
    </style:style>
    <style:style style:name="T79" style:family="text">
      <style:text-properties fo:font-weight="normal" officeooo:rsid="0e164f56" style:font-weight-asian="normal" style:font-weight-complex="normal"/>
    </style:style>
    <style:style style:name="T80" style:family="text">
      <style:text-properties fo:font-weight="normal" officeooo:rsid="0e2de29a" style:font-weight-asian="normal" style:font-weight-complex="normal"/>
    </style:style>
    <style:style style:name="T81" style:family="text">
      <style:text-properties fo:font-weight="normal" officeooo:rsid="0e35a281" style:font-weight-asian="normal" style:font-weight-complex="normal"/>
    </style:style>
    <style:style style:name="T82" style:family="text">
      <style:text-properties fo:font-weight="normal" officeooo:rsid="0e7e1b72" style:font-weight-asian="normal" style:font-weight-complex="normal"/>
    </style:style>
    <style:style style:name="T8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e2de29a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c58fcc5" style:font-style-asian="italic" style:font-weight-asian="normal" style:font-style-complex="italic" style:font-weight-complex="normal"/>
    </style:style>
    <style:style style:name="T8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8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da6891a" style:font-style-asian="italic" style:font-weight-asian="normal" style:font-style-complex="italic" style:font-weight-complex="normal"/>
    </style:style>
    <style:style style:name="T90" style:family="text">
      <style:text-properties fo:font-style="italic" style:text-underline-style="none" fo:font-weight="normal" officeooo:rsid="0da77dbf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officeooo:rsid="0ea25c6b" style:font-style-asian="italic" style:font-weight-asian="normal" style:font-style-complex="italic" style:font-weight-complex="normal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97a15a6" style:font-style-asian="italic" style:font-style-complex="italic"/>
    </style:style>
    <style:style style:name="T94" style:family="text">
      <style:text-properties fo:font-style="italic" officeooo:rsid="0b8ddee7" style:font-style-asian="italic" style:font-style-complex="italic"/>
    </style:style>
    <style:style style:name="T95" style:family="text">
      <style:text-properties fo:font-style="italic" officeooo:rsid="0716bceb" style:font-style-asian="italic" style:font-style-complex="italic"/>
    </style:style>
    <style:style style:name="T96" style:family="text">
      <style:text-properties fo:font-style="italic" officeooo:rsid="09204535" style:font-style-asian="italic" style:font-style-complex="italic"/>
    </style:style>
    <style:style style:name="T97" style:family="text">
      <style:text-properties fo:font-style="italic" officeooo:rsid="083c8ada" style:font-style-asian="italic" style:font-style-complex="italic"/>
    </style:style>
    <style:style style:name="T98" style:family="text">
      <style:text-properties fo:font-style="italic" officeooo:rsid="0ce6ed8d" style:font-style-asian="italic" style:font-style-complex="italic"/>
    </style:style>
    <style:style style:name="T99" style:family="text">
      <style:text-properties fo:font-style="italic" officeooo:rsid="08388490" style:font-style-asian="italic" style:font-style-complex="italic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716bceb" style:font-style-asian="normal" style:font-style-complex="normal"/>
    </style:style>
    <style:style style:name="T102" style:family="text">
      <style:text-properties fo:font-style="normal" officeooo:rsid="0b3d8491" style:font-style-asian="normal" style:font-style-complex="normal"/>
    </style:style>
    <style:style style:name="T103" style:family="text">
      <style:text-properties fo:font-style="normal" officeooo:rsid="071c4ff5" style:font-style-asian="normal" style:font-style-complex="normal"/>
    </style:style>
    <style:style style:name="T10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c58fcc5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officeooo:rsid="0c5924ef" style:font-style-asian="normal" style:font-style-complex="normal"/>
    </style:style>
    <style:style style:name="T144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45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46" style:family="text">
      <style:text-properties style:font-name="Sans-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7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148" style:family="text">
      <style:text-properties style:font-name="Sans-serif" fo:font-size="9pt" fo:font-style="italic" fo:font-weight="normal" officeooo:rsid="0d8f79c3" style:font-size-asian="9pt" style:font-style-asian="italic" style:font-weight-asian="normal" style:font-size-complex="9pt" style:font-style-complex="italic" style:font-weight-complex="normal"/>
    </style:style>
    <style:style style:name="T149" style:family="text">
      <style:text-properties style:font-name="Sans-serif" fo:font-size="9pt" fo:font-style="italic" fo:font-weight="normal" officeooo:rsid="0e3f8b06" style:font-size-asian="9pt" style:font-style-asian="italic" style:font-weight-asian="normal" style:font-size-complex="9pt" style:font-style-complex="italic" style:font-weight-complex="normal"/>
    </style:style>
    <style:style style:name="T150" style:family="text">
      <style:text-properties style:font-name="Sans-serif" fo:font-size="9pt" fo:font-style="italic" fo:font-weight="normal" officeooo:rsid="0e4e923d" style:font-size-asian="9pt" style:font-style-asian="italic" style:font-weight-asian="normal" style:font-size-complex="9pt" style:font-style-complex="italic" style:font-weight-complex="normal"/>
    </style:style>
    <style:style style:name="T151" style:family="text">
      <style:text-properties style:font-name="Sans-serif" fo:font-size="9pt" fo:font-style="italic" fo:font-weight="normal" officeooo:rsid="0e422cc9" style:font-size-asian="9pt" style:font-style-asian="italic" style:font-weight-asian="normal" style:font-size-complex="9pt" style:font-style-complex="italic" style:font-weight-complex="normal"/>
    </style:style>
    <style:style style:name="T152" style:family="text">
      <style:text-properties style:font-name="Sans-serif"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53" style:family="text">
      <style:text-properties style:font-name="Sans-serif" fo:font-size="9pt" fo:font-style="italic" style:text-underline-style="none" fo:font-weight="normal" officeooo:rsid="0c5cfb0d" style:font-size-asian="9pt" style:font-style-asian="italic" style:font-weight-asian="normal" style:font-size-complex="9pt" style:font-style-complex="italic" style:font-weight-complex="normal"/>
    </style:style>
    <style:style style:name="T154" style:family="text">
      <style:text-properties style:font-name="Sans-serif" fo:font-size="9pt" fo:font-style="italic" style:text-underline-style="none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55" style:family="text">
      <style:text-properties style:font-name="Sans-serif" fo:font-size="9pt" fo:font-style="italic" style:text-underline-style="none" officeooo:rsid="0c4c2717" style:font-size-asian="9pt" style:font-style-asian="italic" style:font-size-complex="9pt" style:font-style-complex="italic"/>
    </style:style>
    <style:style style:name="T156" style:family="text">
      <style:text-properties style:font-name="Sans-seri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57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58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159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60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161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162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style:font-name="Sans-serif"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style:font-name="Sans-serif"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style:font-name="Sans-serif"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70" style:family="text">
      <style:text-properties style:font-name="Sans-serif"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71" style:family="text">
      <style:text-properties style:font-name="Sans-serif"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style:font-name="Sans-serif"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style:font-name="Sans-serif"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style:font-name="Sans-serif"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style:font-name="Sans-serif"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style:font-name="Sans-serif"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style:font-name="Sans-serif"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style:font-name="Sans-serif"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style:font-name="Sans-serif"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style:font-name="Sans-serif"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style:font-name="Sans-serif"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style:font-name="Sans-serif" fo:font-size="9pt" fo:font-style="normal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style:font-name="Sans-serif"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style:font-name="Sans-serif"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style:font-name="Sans-serif"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style:font-name="Sans-serif"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style:font-name="Sans-serif"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style:font-name="Sans-serif"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style:font-name="Sans-serif"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190" style:family="text">
      <style:text-properties style:font-name="Sans-serif"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style:font-name="Sans-serif"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style:font-name="Sans-serif"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193" style:family="text">
      <style:text-properties style:font-name="Sans-serif"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194" style:family="text">
      <style:text-properties style:font-name="Sans-serif" fo:font-size="9pt" fo:font-style="normal" fo:font-weight="normal" officeooo:rsid="0e794fa3" style:font-size-asian="9pt" style:font-style-asian="normal" style:font-weight-asian="normal" style:font-size-complex="9pt" style:font-style-complex="normal" style:font-weight-complex="normal"/>
    </style:style>
    <style:style style:name="T195" style:family="text">
      <style:text-properties style:font-name="Sans-serif"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196" style:family="text">
      <style:text-properties style:font-name="Sans-serif"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197" style:family="text">
      <style:text-properties style:font-name="Sans-serif"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198" style:family="text">
      <style:text-properties style:font-name="Sans-serif" fo:font-size="9pt" fo:font-style="normal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199" style:family="text">
      <style:text-properties style:font-name="Sans-serif"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200" style:family="text">
      <style:text-properties style:font-name="Sans-serif"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201" style:family="text">
      <style:text-properties style:font-name="Sans-serif" fo:font-size="9pt" fo:font-style="normal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202" style:family="text">
      <style:text-properties style:font-name="Sans-serif" fo:font-size="9pt" fo:font-style="normal" fo:font-weight="bold" officeooo:rsid="09670ddb" style:font-size-asian="9pt" style:font-style-asian="normal" style:font-weight-asian="bold" style:font-size-complex="9pt" style:font-style-complex="normal" style:font-weight-complex="bold"/>
    </style:style>
    <style:style style:name="T203" style:family="text">
      <style:text-properties style:font-name="Sans-serif" fo:font-size="9pt" fo:font-style="normal" style:font-size-asian="9pt" style:font-style-asian="normal" style:font-size-complex="9pt" style:font-style-complex="normal"/>
    </style:style>
    <style:style style:name="T204" style:family="text">
      <style:text-properties style:font-name="Sans-serif" fo:font-size="9pt" fo:font-style="normal" officeooo:rsid="097d5067" style:font-size-asian="9pt" style:font-style-asian="normal" style:font-size-complex="9pt" style:font-style-complex="normal"/>
    </style:style>
    <style:style style:name="T205" style:family="text">
      <style:text-properties style:font-name="Sans-serif" fo:font-size="9pt" fo:font-style="normal" officeooo:rsid="0c567ffe" style:font-size-asian="9pt" style:font-style-asian="normal" style:font-size-complex="9pt" style:font-style-complex="normal"/>
    </style:style>
    <style:style style:name="T206" style:family="text">
      <style:text-properties style:font-name="Sans-serif" fo:font-size="9pt" fo:font-style="normal" officeooo:rsid="0e49a330" style:font-size-asian="9pt" style:font-style-asian="normal" style:font-size-complex="9pt" style:font-style-complex="normal"/>
    </style:style>
    <style:style style:name="T207" style:family="text">
      <style:text-properties style:font-name="Sans-serif" fo:font-size="9pt" fo:font-style="normal" officeooo:rsid="0dd83591" style:font-size-asian="9pt" style:font-style-asian="normal" style:font-size-complex="9pt" style:font-style-complex="normal"/>
    </style:style>
    <style:style style:name="T208" style:family="text">
      <style:text-properties style:font-name="Sans-serif"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09" style:family="text">
      <style:text-properties style:font-name="Sans-serif"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10" style:family="text">
      <style:text-properties style:font-name="Sans-serif"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211" style:family="text">
      <style:text-properties style:font-name="Sans-serif"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212" style:family="text">
      <style:text-properties style:font-name="Sans-serif"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213" style:family="text">
      <style:text-properties style:font-name="Sans-serif"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214" style:family="text">
      <style:text-properties style:font-name="Sans-serif"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215" style:family="text">
      <style:text-properties style:font-name="Sans-serif"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216" style:family="text">
      <style:text-properties style:font-name="Sans-serif"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217" style:family="text">
      <style:text-properties style:font-name="Sans-serif"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218" style:family="text">
      <style:text-properties style:font-name="Sans-serif" fo:font-size="9pt" fo:font-style="normal" style:text-underline-style="none" fo:font-weight="normal" officeooo:rsid="0e9b384e" style:font-size-asian="9pt" style:font-style-asian="normal" style:font-weight-asian="normal" style:font-size-complex="9pt" style:font-style-complex="normal" style:font-weight-complex="normal"/>
    </style:style>
    <style:style style:name="T219" style:family="text">
      <style:text-properties style:font-name="Sans-serif" fo:font-size="9pt" fo:font-style="normal" style:text-underline-style="none" fo:font-weight="normal" officeooo:rsid="0eb6a5d8" style:font-size-asian="9pt" style:font-style-asian="normal" style:font-weight-asian="normal" style:font-size-complex="9pt" style:font-style-complex="normal" style:font-weight-complex="normal"/>
    </style:style>
    <style:style style:name="T220" style:family="text">
      <style:text-properties style:font-name="Sans-serif"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221" style:family="text">
      <style:text-properties style:font-name="Sans-serif"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222" style:family="text">
      <style:text-properties style:font-name="Sans-serif" fo:font-size="9pt" fo:font-style="normal" style:text-underline-style="none" officeooo:rsid="0c4c2717" style:font-size-asian="9pt" style:font-style-asian="normal" style:font-size-complex="9pt" style:font-style-complex="normal"/>
    </style:style>
    <style:style style:name="T223" style:family="text">
      <style:text-properties style:font-name="Sans-serif" fo:font-size="9pt" fo:font-style="normal" style:text-underline-style="none" officeooo:rsid="0ecc27a1" style:font-size-asian="9pt" style:font-style-asian="normal" style:font-size-complex="9pt" style:font-style-complex="normal"/>
    </style:style>
    <style:style style:name="T224" style:family="text">
      <style:text-properties style:font-name="Sans-serif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225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226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227" style:family="text">
      <style:text-properties style:font-name="Sans-serif" fo:font-size="9pt" fo:font-weight="normal" officeooo:rsid="0c0b2006" style:font-size-asian="9pt" style:font-weight-asian="normal" style:font-size-complex="9pt" style:font-weight-complex="normal"/>
    </style:style>
    <style:style style:name="T228" style:family="text">
      <style:text-properties style:font-name="Sans-serif" fo:font-size="9pt" fo:font-weight="normal" officeooo:rsid="0716bceb" style:font-size-asian="9pt" style:font-weight-asian="normal" style:font-size-complex="9pt" style:font-weight-complex="normal"/>
    </style:style>
    <style:style style:name="T229" style:family="text">
      <style:text-properties style:font-name="Sans-serif" fo:font-size="9pt" fo:font-weight="normal" officeooo:rsid="0c3f3308" style:font-size-asian="9pt" style:font-weight-asian="normal" style:font-size-complex="9pt" style:font-weight-complex="normal"/>
    </style:style>
    <style:style style:name="T230" style:family="text">
      <style:text-properties style:font-name="Sans-serif" fo:font-size="9pt" fo:font-weight="normal" officeooo:rsid="0cd585d5" style:font-size-asian="9pt" style:font-weight-asian="normal" style:font-size-complex="9pt" style:font-weight-complex="normal"/>
    </style:style>
    <style:style style:name="T231" style:family="text">
      <style:text-properties style:font-name="Sans-serif" fo:font-size="9pt" fo:font-weight="normal" officeooo:rsid="0cd7b030" style:font-size-asian="9pt" style:font-weight-asian="normal" style:font-size-complex="9pt" style:font-weight-complex="normal"/>
    </style:style>
    <style:style style:name="T232" style:family="text">
      <style:text-properties style:font-name="Sans-serif" fo:font-size="9pt" fo:font-weight="normal" officeooo:rsid="0cd85e4b" style:font-size-asian="9pt" style:font-weight-asian="normal" style:font-size-complex="9pt" style:font-weight-complex="normal"/>
    </style:style>
    <style:style style:name="T233" style:family="text">
      <style:text-properties style:font-name="Sans-serif" fo:font-size="9pt" fo:font-weight="normal" officeooo:rsid="0d1330c3" style:font-size-asian="9pt" style:font-weight-asian="normal" style:font-size-complex="9pt" style:font-weight-complex="normal"/>
    </style:style>
    <style:style style:name="T234" style:family="text">
      <style:text-properties style:font-name="Sans-serif" fo:font-size="9pt" fo:font-weight="normal" officeooo:rsid="0d63d029" style:font-size-asian="9pt" style:font-weight-asian="normal" style:font-size-complex="9pt" style:font-weight-complex="normal"/>
    </style:style>
    <style:style style:name="T235" style:family="text">
      <style:text-properties style:font-name="Sans-serif" fo:font-size="9pt" fo:font-weight="normal" officeooo:rsid="0d654347" style:font-size-asian="9pt" style:font-weight-asian="normal" style:font-size-complex="9pt" style:font-weight-complex="normal"/>
    </style:style>
    <style:style style:name="T236" style:family="text">
      <style:text-properties style:font-name="Sans-serif" fo:font-size="9pt" fo:font-weight="normal" officeooo:rsid="0d65649e" style:font-size-asian="9pt" style:font-weight-asian="normal" style:font-size-complex="9pt" style:font-weight-complex="normal"/>
    </style:style>
    <style:style style:name="T237" style:family="text">
      <style:text-properties style:font-name="Sans-serif" fo:font-size="9pt" fo:font-weight="normal" officeooo:rsid="0d99702a" style:font-size-asian="9pt" style:font-weight-asian="normal" style:font-size-complex="9pt" style:font-weight-complex="normal"/>
    </style:style>
    <style:style style:name="T238" style:family="text">
      <style:text-properties style:font-name="Sans-serif" fo:font-size="9pt" fo:font-weight="normal" officeooo:rsid="0d9d8858" style:font-size-asian="9pt" style:font-weight-asian="normal" style:font-size-complex="9pt" style:font-weight-complex="normal"/>
    </style:style>
    <style:style style:name="T239" style:family="text">
      <style:text-properties style:font-name="Sans-serif" fo:font-size="9pt" fo:font-weight="normal" officeooo:rsid="0d9e420e" style:font-size-asian="9pt" style:font-weight-asian="normal" style:font-size-complex="9pt" style:font-weight-complex="normal"/>
    </style:style>
    <style:style style:name="T240" style:family="text">
      <style:text-properties style:font-name="Sans-serif" fo:font-size="9pt" fo:font-weight="normal" officeooo:rsid="0da37330" style:font-size-asian="9pt" style:font-weight-asian="normal" style:font-size-complex="9pt" style:font-weight-complex="normal"/>
    </style:style>
    <style:style style:name="T241" style:family="text">
      <style:text-properties style:font-name="Sans-serif"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242" style:family="text">
      <style:text-properties style:font-name="Sans-serif"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243" style:family="text">
      <style:text-properties style:font-name="Sans-serif"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244" style:family="text">
      <style:text-properties style:font-name="Sans-serif"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245" style:family="text">
      <style:text-properties style:font-name="Sans-serif"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246" style:family="text">
      <style:text-properties style:font-name="Sans-serif"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247" style:family="text">
      <style:text-properties style:font-name="Sans-serif" fo:font-weight="normal" style:font-weight-asian="normal" style:font-weight-complex="normal"/>
    </style:style>
    <style:style style:name="T248" style:family="text">
      <style:text-properties style:font-name="Sans-serif" fo:font-weight="normal" officeooo:rsid="0b333eeb" style:font-weight-asian="normal" style:font-weight-complex="normal"/>
    </style:style>
    <style:style style:name="T249" style:family="text">
      <style:text-properties style:font-name="Sans-serif" fo:font-weight="normal" officeooo:rsid="0b4889e8" style:font-weight-asian="normal" style:font-weight-complex="normal"/>
    </style:style>
    <style:style style:name="T250" style:family="text">
      <style:text-properties style:font-name="Sans-serif" fo:font-weight="normal" officeooo:rsid="0e2ab47c" style:font-weight-asian="normal" style:font-weight-complex="normal"/>
    </style:style>
    <style:style style:name="T251" style:family="text">
      <style:text-properties style:font-name="Sans-serif" style:text-underline-style="solid" style:text-underline-width="auto" style:text-underline-color="font-color" fo:font-weight="normal" officeooo:rsid="0b333eeb" style:font-weight-asian="normal" style:font-weight-complex="normal"/>
    </style:style>
    <style:style style:name="T252" style:family="text">
      <style:text-properties style:font-name="Sans-serif" style:text-underline-style="solid" style:text-underline-width="auto" style:text-underline-color="font-color" fo:font-weight="normal" officeooo:rsid="0d66adb7" style:font-weight-asian="normal" style:font-weight-complex="normal"/>
    </style:style>
    <style:style style:name="T253" style:family="text">
      <style:text-properties style:font-name="Sans-serif" style:text-underline-style="solid" style:text-underline-width="auto" style:text-underline-color="font-color" fo:font-weight="normal" officeooo:rsid="0d891efa" style:font-weight-asian="normal" style:font-weight-complex="normal"/>
    </style:style>
    <style:style style:name="T254" style:family="text">
      <style:text-properties style:font-name="Sans-serif" fo:font-size="10pt" fo:font-style="normal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255" style:family="text">
      <style:text-properties style:font-name="Sans-serif" fo:font-size="10pt" fo:font-style="normal" officeooo:rsid="06f66ded" style:font-size-asian="10pt" style:font-style-asian="normal" style:font-size-complex="10pt" style:font-style-complex="normal"/>
    </style:style>
    <style:style style:name="T256" style:family="text">
      <style:text-properties style:font-name="Sans-serif"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257" style:family="text">
      <style:text-properties style:font-name="Sans-serif" fo:font-size="10pt" officeooo:rsid="06f66ded" style:font-size-asian="10pt" style:font-size-complex="10pt"/>
    </style:style>
    <style:style style:name="T258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71c4ff5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265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266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267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268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269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270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271" style:family="text">
      <style:text-properties fo:font-size="9pt" fo:font-weight="normal" officeooo:rsid="0cf381dc" style:font-size-asian="9pt" style:font-weight-asian="normal" style:font-size-complex="9pt" style:font-weight-complex="normal"/>
    </style:style>
    <style:style style:name="T272" style:family="text">
      <style:text-properties fo:font-size="9pt" fo:font-weight="normal" officeooo:rsid="0d5e33dd" style:font-size-asian="9pt" style:font-weight-asian="normal" style:font-size-complex="9pt" style:font-weight-complex="normal"/>
    </style:style>
    <style:style style:name="T273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274" style:family="text">
      <style:text-properties fo:font-size="9pt" style:font-size-asian="9pt" style:font-size-complex="9pt"/>
    </style:style>
    <style:style style:name="T275" style:family="text">
      <style:text-properties fo:font-size="9pt" officeooo:rsid="0716bceb" style:font-size-asian="9pt" style:font-size-complex="9pt"/>
    </style:style>
    <style:style style:name="T276" style:family="text">
      <style:text-properties fo:font-size="9pt" officeooo:rsid="071b3c17" style:font-size-asian="9pt" style:font-size-complex="9pt"/>
    </style:style>
    <style:style style:name="T277" style:family="text">
      <style:text-properties fo:font-size="9pt" officeooo:rsid="071c4ff5" style:font-size-asian="9pt" style:font-size-complex="9pt"/>
    </style:style>
    <style:style style:name="T278" style:family="text">
      <style:text-properties fo:font-size="9pt" officeooo:rsid="082e99d0" style:font-size-asian="9pt" style:font-size-complex="9pt"/>
    </style:style>
    <style:style style:name="T279" style:family="text">
      <style:text-properties fo:font-size="9pt" officeooo:rsid="0a738daa" style:font-size-asian="9pt" style:font-size-complex="9pt"/>
    </style:style>
    <style:style style:name="T280" style:family="text">
      <style:text-properties fo:font-size="9pt" officeooo:rsid="0b49f672" style:font-size-asian="9pt" style:font-size-complex="9pt"/>
    </style:style>
    <style:style style:name="T281" style:family="text">
      <style:text-properties fo:font-size="9pt" officeooo:rsid="0b4a29b0" style:font-size-asian="9pt" style:font-size-complex="9pt"/>
    </style:style>
    <style:style style:name="T282" style:family="text">
      <style:text-properties fo:font-size="9pt" officeooo:rsid="0b4b9307" style:font-size-asian="9pt" style:font-size-complex="9pt"/>
    </style:style>
    <style:style style:name="T283" style:family="text">
      <style:text-properties fo:font-size="9pt" officeooo:rsid="0bc7b627" style:font-size-asian="9pt" style:font-size-complex="9pt"/>
    </style:style>
    <style:style style:name="T284" style:family="text">
      <style:text-properties fo:font-size="9pt" officeooo:rsid="0bc8963e" style:font-size-asian="9pt" style:font-size-complex="9pt"/>
    </style:style>
    <style:style style:name="T285" style:family="text">
      <style:text-properties fo:font-size="9pt" officeooo:rsid="0c1acaa6" style:font-size-asian="9pt" style:font-size-complex="9pt"/>
    </style:style>
    <style:style style:name="T286" style:family="text">
      <style:text-properties fo:font-size="9pt" officeooo:rsid="0c1c85fc" style:font-size-asian="9pt" style:font-size-complex="9pt"/>
    </style:style>
    <style:style style:name="T287" style:family="text">
      <style:text-properties fo:font-size="9pt" officeooo:rsid="0c1e2077" style:font-size-asian="9pt" style:font-size-complex="9pt"/>
    </style:style>
    <style:style style:name="T288" style:family="text">
      <style:text-properties fo:font-size="9pt" officeooo:rsid="0c204544" style:font-size-asian="9pt" style:font-size-complex="9pt"/>
    </style:style>
    <style:style style:name="T289" style:family="text">
      <style:text-properties fo:font-size="9pt" officeooo:rsid="0c2f6408" style:font-size-asian="9pt" style:font-size-complex="9pt"/>
    </style:style>
    <style:style style:name="T290" style:family="text">
      <style:text-properties fo:font-size="9pt" officeooo:rsid="0c32285a" style:font-size-asian="9pt" style:font-size-complex="9pt"/>
    </style:style>
    <style:style style:name="T291" style:family="text">
      <style:text-properties fo:font-size="9pt" officeooo:rsid="0c324e02" style:font-size-asian="9pt" style:font-size-complex="9pt"/>
    </style:style>
    <style:style style:name="T292" style:family="text">
      <style:text-properties fo:font-size="9pt" officeooo:rsid="0c360eea" style:font-size-asian="9pt" style:font-size-complex="9pt"/>
    </style:style>
    <style:style style:name="T293" style:family="text">
      <style:text-properties fo:font-size="9pt" officeooo:rsid="0c8ed370" style:font-size-asian="9pt" style:font-size-complex="9pt"/>
    </style:style>
    <style:style style:name="T294" style:family="text">
      <style:text-properties fo:font-size="9pt" officeooo:rsid="0c922193" style:font-size-asian="9pt" style:font-size-complex="9pt"/>
    </style:style>
    <style:style style:name="T295" style:family="text">
      <style:text-properties fo:font-size="9pt" officeooo:rsid="0c96c4d2" style:font-size-asian="9pt" style:font-size-complex="9pt"/>
    </style:style>
    <style:style style:name="T296" style:family="text">
      <style:text-properties fo:font-size="9pt" officeooo:rsid="0c9ce444" style:font-size-asian="9pt" style:font-size-complex="9pt"/>
    </style:style>
    <style:style style:name="T297" style:family="text">
      <style:text-properties fo:font-size="9pt" officeooo:rsid="0c9de0a2" style:font-size-asian="9pt" style:font-size-complex="9pt"/>
    </style:style>
    <style:style style:name="T298" style:family="text">
      <style:text-properties fo:font-size="9pt" officeooo:rsid="0ca18802" style:font-size-asian="9pt" style:font-size-complex="9pt"/>
    </style:style>
    <style:style style:name="T299" style:family="text">
      <style:text-properties fo:font-size="9pt" officeooo:rsid="0d35e816" style:font-size-asian="9pt" style:font-size-complex="9pt"/>
    </style:style>
    <style:style style:name="T300" style:family="text">
      <style:text-properties fo:font-size="9pt" officeooo:rsid="0d7023ee" style:font-size-asian="9pt" style:font-size-complex="9pt"/>
    </style:style>
    <style:style style:name="T301" style:family="text">
      <style:text-properties fo:font-size="9pt" officeooo:rsid="0dcd2eca" style:font-size-asian="9pt" style:font-size-complex="9pt"/>
    </style:style>
    <style:style style:name="T302" style:family="text">
      <style:text-properties fo:font-size="9pt" officeooo:rsid="0dd1aa80" style:font-size-asian="9pt" style:font-size-complex="9pt"/>
    </style:style>
    <style:style style:name="T303" style:family="text">
      <style:text-properties fo:font-size="9pt" officeooo:rsid="0dd22b58" style:font-size-asian="9pt" style:font-size-complex="9pt"/>
    </style:style>
    <style:style style:name="T304" style:family="text">
      <style:text-properties fo:font-size="9pt" officeooo:rsid="0ec02a5a" style:font-size-asian="9pt" style:font-size-complex="9pt"/>
    </style:style>
    <style:style style:name="T305" style:family="text">
      <style:text-properties fo:font-size="9pt" officeooo:rsid="0ee933e9" style:font-size-asian="9pt" style:font-size-complex="9pt"/>
    </style:style>
    <style:style style:name="T306" style:family="text">
      <style:text-properties fo:font-size="9pt" officeooo:rsid="0eea3487" style:font-size-asian="9pt" style:font-size-complex="9pt"/>
    </style:style>
    <style:style style:name="T30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c951c8a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c9caad8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cad73b6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d22f268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366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367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368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369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370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371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73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style:font-size-asian="9pt" style:font-style-asian="normal" style:font-size-complex="9pt" style:font-style-complex="normal"/>
    </style:style>
    <style:style style:name="T375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76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77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78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79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80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81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82" style:family="text">
      <style:text-properties fo:font-size="9pt" fo:font-style="normal" officeooo:rsid="0c324e02" style:font-size-asian="9pt" style:font-style-asian="normal" style:font-size-complex="9pt" style:font-style-complex="normal"/>
    </style:style>
    <style:style style:name="T383" style:family="text">
      <style:text-properties fo:font-size="9pt" fo:font-style="normal" officeooo:rsid="0c32b44f" style:font-size-asian="9pt" style:font-style-asian="normal" style:font-size-complex="9pt" style:font-style-complex="normal"/>
    </style:style>
    <style:style style:name="T384" style:family="text">
      <style:text-properties fo:font-size="9pt" fo:font-style="normal" officeooo:rsid="0c349431" style:font-size-asian="9pt" style:font-style-asian="normal" style:font-size-complex="9pt" style:font-style-complex="normal"/>
    </style:style>
    <style:style style:name="T385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86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87" style:family="text">
      <style:text-properties fo:font-size="9pt" fo:font-style="normal" officeooo:rsid="0d814655" style:font-size-asian="9pt" style:font-style-asian="normal" style:font-size-complex="9pt" style:font-style-complex="normal"/>
    </style:style>
    <style:style style:name="T388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89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90" style:family="text">
      <style:text-properties fo:font-size="9pt" fo:font-style="normal" officeooo:rsid="0eea3fe3" style:font-size-asian="9pt" style:font-style-asian="normal" style:font-size-complex="9pt" style:font-style-complex="normal"/>
    </style:style>
    <style:style style:name="T391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92" style:family="text">
      <style:text-properties fo:font-size="9pt" fo:font-weight="bold" style:font-size-asian="9pt" style:font-weight-asian="bold" style:font-size-complex="9pt" style:font-weight-complex="bold"/>
    </style:style>
    <style:style style:name="T393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94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95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96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97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98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99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40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01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402" style:family="text">
      <style:text-properties fo:font-size="9pt" fo:font-style="italic" fo:font-weight="normal" officeooo:rsid="0cad73b6" style:font-size-asian="9pt" style:font-style-asian="italic" style:font-weight-asian="normal" style:font-size-complex="9pt" style:font-style-complex="italic" style:font-weight-complex="normal"/>
    </style:style>
    <style:style style:name="T403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404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405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406" style:family="text">
      <style:text-properties fo:font-size="9pt" style:text-underline-style="solid" style:text-underline-width="auto" style:text-underline-color="font-color" officeooo:rsid="0c360eea" style:font-size-asian="9pt" style:font-size-complex="9pt"/>
    </style:style>
    <style:style style:name="T407" style:family="text">
      <style:text-properties officeooo:rsid="0716bceb"/>
    </style:style>
    <style:style style:name="T408" style:family="text">
      <style:text-properties officeooo:rsid="08388490"/>
    </style:style>
    <style:style style:name="T409" style:family="text">
      <style:text-properties officeooo:rsid="083c8ada"/>
    </style:style>
    <style:style style:name="T410" style:family="text">
      <style:text-properties officeooo:rsid="09204535"/>
    </style:style>
    <style:style style:name="T411" style:family="text">
      <style:text-properties officeooo:rsid="09fc0454"/>
    </style:style>
    <style:style style:name="T412" style:family="text">
      <style:text-properties style:text-underline-style="none" fo:font-weight="normal" style:font-weight-asian="normal" style:font-weight-complex="normal"/>
    </style:style>
    <style:style style:name="T413" style:family="text">
      <style:text-properties style:text-underline-style="none" fo:font-weight="normal" officeooo:rsid="0b566c66" style:font-weight-asian="normal" style:font-weight-complex="normal"/>
    </style:style>
    <style:style style:name="T414" style:family="text">
      <style:text-properties style:text-underline-style="none" fo:font-weight="normal" officeooo:rsid="0b56a798" style:font-weight-asian="normal" style:font-weight-complex="normal"/>
    </style:style>
    <style:style style:name="T415" style:family="text">
      <style:text-properties style:text-underline-style="none" fo:font-weight="normal" officeooo:rsid="0b56ffad" style:font-weight-asian="normal" style:font-weight-complex="normal"/>
    </style:style>
    <style:style style:name="T416" style:family="text">
      <style:text-properties style:text-underline-style="none" fo:font-weight="normal" officeooo:rsid="0b5ae17c" style:font-weight-asian="normal" style:font-weight-complex="normal"/>
    </style:style>
    <style:style style:name="T417" style:family="text">
      <style:text-properties style:text-underline-style="none" fo:font-weight="normal" officeooo:rsid="0b5b43a8" style:font-weight-asian="normal" style:font-weight-complex="normal"/>
    </style:style>
    <style:style style:name="T418" style:family="text">
      <style:text-properties style:text-underline-style="none" fo:font-weight="normal" officeooo:rsid="0b5d4797" style:font-weight-asian="normal" style:font-weight-complex="normal"/>
    </style:style>
    <style:style style:name="T419" style:family="text">
      <style:text-properties style:text-underline-style="none" fo:font-weight="normal" officeooo:rsid="0b6073ba" style:font-weight-asian="normal" style:font-weight-complex="normal"/>
    </style:style>
    <style:style style:name="T420" style:family="text">
      <style:text-properties style:text-underline-style="none" fo:font-weight="normal" officeooo:rsid="0b61dc80" style:font-weight-asian="normal" style:font-weight-complex="normal"/>
    </style:style>
    <style:style style:name="T421" style:family="text">
      <style:text-properties style:text-underline-style="none" fo:font-weight="normal" officeooo:rsid="0b69438f" style:font-weight-asian="normal" style:font-weight-complex="normal"/>
    </style:style>
    <style:style style:name="T422" style:family="text">
      <style:text-properties style:text-underline-style="none" fo:font-weight="normal" officeooo:rsid="0b69ea75" style:font-weight-asian="normal" style:font-weight-complex="normal"/>
    </style:style>
    <style:style style:name="T423" style:family="text">
      <style:text-properties style:text-underline-style="none" fo:font-weight="normal" officeooo:rsid="0b6d0886" style:font-weight-asian="normal" style:font-weight-complex="normal"/>
    </style:style>
    <style:style style:name="T424" style:family="text">
      <style:text-properties style:text-underline-style="none" fo:font-weight="normal" officeooo:rsid="0b81b1cf" style:font-weight-asian="normal" style:font-weight-complex="normal"/>
    </style:style>
    <style:style style:name="T425" style:family="text">
      <style:text-properties style:text-underline-style="none" fo:font-weight="normal" officeooo:rsid="0b86463d" style:font-weight-asian="normal" style:font-weight-complex="normal"/>
    </style:style>
    <style:style style:name="T426" style:family="text">
      <style:text-properties style:text-underline-style="none" fo:font-weight="normal" officeooo:rsid="0b8ab976" style:font-weight-asian="normal" style:font-weight-complex="normal"/>
    </style:style>
    <style:style style:name="T427" style:family="text">
      <style:text-properties style:text-underline-style="none" fo:font-weight="normal" officeooo:rsid="0b8c78ef" style:font-weight-asian="normal" style:font-weight-complex="normal"/>
    </style:style>
    <style:style style:name="T428" style:family="text">
      <style:text-properties style:text-underline-style="none" fo:font-weight="normal" officeooo:rsid="0c5924ef" style:font-weight-asian="normal" style:font-weight-complex="normal"/>
    </style:style>
    <style:style style:name="T429" style:family="text">
      <style:text-properties style:text-underline-style="none" fo:font-weight="normal" officeooo:rsid="0c65a08e" style:font-weight-asian="normal" style:font-weight-complex="normal"/>
    </style:style>
    <style:style style:name="T430" style:family="text">
      <style:text-properties style:text-underline-style="none" fo:font-weight="normal" officeooo:rsid="0c67322e" style:font-weight-asian="normal" style:font-weight-complex="normal"/>
    </style:style>
    <style:style style:name="T431" style:family="text">
      <style:text-properties style:text-underline-style="none" fo:font-weight="normal" officeooo:rsid="0da53b82" style:font-weight-asian="normal" style:font-weight-complex="normal"/>
    </style:style>
    <style:style style:name="T432" style:family="text">
      <style:text-properties style:text-underline-style="none" fo:font-weight="normal" officeooo:rsid="0da86884" style:font-weight-asian="normal" style:font-weight-complex="normal"/>
    </style:style>
    <style:style style:name="T433" style:family="text">
      <style:text-properties style:text-underline-style="none" fo:font-weight="normal" officeooo:rsid="0daa2847" style:font-weight-asian="normal" style:font-weight-complex="normal"/>
    </style:style>
    <style:style style:name="T434" style:family="text">
      <style:text-properties style:text-underline-style="none" fo:font-weight="normal" officeooo:rsid="0daa4576" style:font-weight-asian="normal" style:font-weight-complex="normal"/>
    </style:style>
    <style:style style:name="T435" style:family="text">
      <style:text-properties style:text-underline-style="none" fo:font-weight="normal" officeooo:rsid="0dad4e6d" style:font-weight-asian="normal" style:font-weight-complex="normal"/>
    </style:style>
    <style:style style:name="T436" style:family="text">
      <style:text-properties style:text-underline-style="none" fo:font-weight="normal" officeooo:rsid="0daf2072" style:font-weight-asian="normal" style:font-weight-complex="normal"/>
    </style:style>
    <style:style style:name="T437" style:family="text">
      <style:text-properties style:text-underline-style="none" fo:font-weight="normal" officeooo:rsid="0db0f4c8" style:font-weight-asian="normal" style:font-weight-complex="normal"/>
    </style:style>
    <style:style style:name="T438" style:family="text">
      <style:text-properties style:text-underline-style="none" fo:font-weight="normal" officeooo:rsid="0db17989" style:font-weight-asian="normal" style:font-weight-complex="normal"/>
    </style:style>
    <style:style style:name="T439" style:family="text">
      <style:text-properties style:text-underline-style="none" fo:font-weight="normal" officeooo:rsid="0db3b9db" style:font-weight-asian="normal" style:font-weight-complex="normal"/>
    </style:style>
    <style:style style:name="T440" style:family="text">
      <style:text-properties style:text-underline-style="none" fo:font-weight="normal" officeooo:rsid="0db54d3a" style:font-weight-asian="normal" style:font-weight-complex="normal"/>
    </style:style>
    <style:style style:name="T441" style:family="text">
      <style:text-properties style:text-underline-style="none" fo:font-weight="normal" officeooo:rsid="0ea25c6b" style:font-weight-asian="normal" style:font-weight-complex="normal"/>
    </style:style>
    <style:style style:name="T442" style:family="text">
      <style:text-properties officeooo:rsid="0b8ddee7"/>
    </style:style>
    <style:style style:name="T443" style:family="text">
      <style:text-properties officeooo:rsid="0ce6ed8d"/>
    </style:style>
    <style:style style:name="T444" style:family="text">
      <style:text-properties officeooo:rsid="0d09e420"/>
    </style:style>
    <style:style style:name="T445" style:family="text">
      <style:text-properties officeooo:rsid="0dd83591"/>
    </style:style>
    <style:style style:name="T446" style:family="text">
      <style:text-properties officeooo:rsid="097a15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247">You’re a PC. You and your </text:span><text:span text:style-name="T249">comrades</text:span><text:span text:style-name="T247"> are literally the center of the entire universe. </text:span><text:span text:style-name="T250">This playbook includes what you need to define yourself and drive the story.</text:span></text:p>
      <text:p text:style-name="P42"/>
      <text:p text:style-name="P44"><text:span text:style-name="T248">[</text:span><text:span text:style-name="T253">Please </text:span><text:span text:style-name="T252">read</text:span><text:span text:style-name="T251"> the last two pages first.</text:span><text:span text:style-name="T248">]</text:span></text:p>
      <text:h text:style-name="Heading_20_1" text:outline-level="1">Resources</text:h>
      <text:p text:style-name="P3">Concept – <text:span text:style-name="T4">What’s your deal? </text:span><text:span text:style-name="T23">Don’t just </text:span><text:span text:style-name="T35">put </text:span><text:span text:style-name="T23">a </text:span><text:span text:style-name="T73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Stick to things </text:span><text:span text:style-name="T21">we’d notice on screen. </text:span><text:span text:style-name="T22">You can change or refine this as you play.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2"/>
      <text:p text:style-name="P8">Drives –<text:span text:style-name="T4"> What do you 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70">1 is fine</text:span><text:span text:style-name="T33">, but 2</text:span><text:span text:style-name="T32"> </text:span><text:span text:style-name="T33">is </text:span><text:span text:style-name="T36">better for you.</text:span></text:p>
      <text:p text:style-name="P56"/>
      <text:p text:style-name="P59">1.</text:p>
      <text:p text:style-name="P59"/>
      <text:p text:style-name="P43"><text:span text:style-name="T170">2</text:span><text:span text:style-name="T169">.</text:span></text:p>
      <text:p text:style-name="P2"/>
      <text:p text:style-name="P9"><text:span text:style-name="T445">🗣Profession </text:span>–<text:span text:style-name="T4"> </text:span><text:span text:style-name="T72">If y</text:span><text:span text:style-name="T74">ou’ve got a </text:span><text:span text:style-name="T77">trade</text:span><text:span text:style-name="T75"> or </text:span><text:span text:style-name="T74">career that </text:span><text:span text:style-name="T145">isn’t</text:span><text:span text:style-name="T74"> </text:span><text:span text:style-name="T79">covered by a </text:span><text:span text:style-name="T76">PC </text:span><text:span text:style-name="T74">playbook</text:span><text:span text:style-name="T72">, </text:span><text:span text:style-name="T78">put it here</text:span><text:span text:style-name="T72">.</text:span></text:p>
      <text:p text:style-name="P57"/>
      <text:p text:style-name="P57"/>
      <text:p text:style-name="P85"><text:span text:style-name="T411">Health</text:span> –<text:span text:style-name="T4"> </text:span><text:span text:style-name="T8">Health </text:span><text:span text:style-name="T9">abstractly </text:span><text:span text:style-name="T104">represents </text:span><text:span text:style-name="T107">the integrity and functionality </text:span><text:span text:style-name="T112">o</text:span><text:span text:style-name="T107">f your body, </text:span><text:span text:style-name="T111">mind, </text:span><text:span text:style-name="T113">and spirit</text:span><text:span text:style-name="T104">. </text:span><text:span text:style-name="T4">When you’re weakened or injured, you </text:span><text:span text:style-name="T200">⌞</text:span><text:span text:style-name="T83">take harm⌝</text:span><text:span text:style-name="T104">, </text:span><text:span text:style-name="T110">which might cause you to lose health</text:span><text:span text:style-name="T104">. </text:span><text:span text:style-name="T106"><text:s/></text:span><text:span text:style-name="T108">W</text:span><text:span text:style-name="T104">hen you </text:span><text:span text:style-name="T108">erase</text:span><text:span text:style-name="T104"> your last </text:span><text:span text:style-name="T109">health</text:span><text:span text:style-name="T104">, </text:span><text:span text:style-name="T200">⌞</text:span><text:span text:style-name="T83">you die⌝</text:span><text:span text:style-name="T104">.</text:span></text:p>
      <text:p text:style-name="P40"/>
      <text:p text:style-name="P17"><text:span text:style-name="T309">● </text:span><text:span text:style-name="T311">1. </text:span><text:span text:style-name="T310">▢ ▢ ▢ <text:s/></text:span><text:span text:style-name="T312">(Human)</text:span></text:p>
      <text:p text:style-name="P11"><text:span text:style-name="T309">△ </text:span><text:span text:style-name="T312">2. </text:span><text:span text:style-name="T310">▢ ▢ ▢ <text:s/></text:span><text:span text:style-name="T312">(Superhuman)</text:span></text:p>
      <text:p text:style-name="P12"><text:span text:style-name="T309">△ </text:span><text:span text:style-name="T313">3</text:span><text:span text:style-name="T312">. </text:span><text:span text:style-name="T310">▢ ▢ ▢ <text:s/></text:span><text:span text:style-name="T312">(</text:span><text:span text:style-name="T313">Boss-tier</text:span><text:span text:style-name="T312">)</text:span></text:p>
      <text:p text:style-name="P31"/>
      <text:p text:style-name="P79"><text:span text:style-name="T375">R</text:span><text:span text:style-name="T374">esist </text:span><text:span text:style-name="T310">▢ ▢ </text:span><text:span text:style-name="T374">– </text:span><text:span text:style-name="T307">When you </text:span><text:span text:style-name="T314">make a roll and </text:span><text:span text:style-name="T307">don’t like the complications the GM </text:span><text:span text:style-name="T314">describes</text:span><text:span text:style-name="T308">, </text:span><text:span text:style-name="T307">you can </text:span><text:span text:style-name="T372">⌞</text:span><text:span text:style-name="T400">resist consequences</text:span><text:span text:style-name="T310">⌝</text:span><text:span text:style-name="T307">.</text:span></text:p>
      <text:p text:style-name="P71"/>
      <text:p text:style-name="P80"><text:span text:style-name="T378">XP</text:span><text:span text:style-name="T202"> </text:span><text:span text:style-name="T167">▢ ▢ ▢ </text:span><text:span text:style-name="T310">▢ ▢ ▢ ▢ ▢ </text:span><text:span text:style-name="T379">–</text:span><text:span text:style-name="T310"> </text:span><text:span text:style-name="T318">You get XP </text:span><text:span text:style-name="T364">mostly for good </text:span><text:span text:style-name="T367">storytelling</text:span><text:span text:style-name="T364">.</text:span><text:span text:style-name="T318"> </text:span><text:span text:style-name="T317">When you fill your last XP, </text:span><text:span text:style-name="T372">⌞</text:span><text:span text:style-name="T401">level up⌝</text:span><text:span text:style-name="T365">.</text:span></text:p>
      <text:h text:style-name="Heading_20_1" text:outline-level="1">Aptitudes</text:h>
      <text:p text:style-name="P37"><text:span text:style-name="T274">These are </text:span><text:span text:style-name="T280">exciting </text:span><text:span text:style-name="T282">things</text:span><text:span text:style-name="T281"> </text:span><text:span text:style-name="T274">that </text:span><text:span text:style-name="T278">many</text:span><text:span text:style-name="T274"> people could learn to do, </text:span><text:span text:style-name="T286">although they hardly cover the </text:span><text:span text:style-name="T287">true </text:span><text:span text:style-name="T286">gamut of experience</text:span><text:span text:style-name="T274">. <text:s/></text:span><text:span text:style-name="T296">They’re </text:span><text:span text:style-name="T283">intentionally broad. </text:span><text:span text:style-name="T406">If</text:span><text:span text:style-name="T292"> you </text:span><text:span text:style-name="T298">want</text:span><text:span text:style-name="T292">, y</text:span><text:span text:style-name="T284">ou </text:span><text:span text:style-name="T297">can</text:span><text:span text:style-name="T284"> </text:span><text:span text:style-name="T290">informally</text:span><text:span text:style-name="T284"> restrict </text:span><text:span text:style-name="T285">your</text:span><text:span text:style-name="T304">self</text:span><text:span text:style-name="T290">—</text:span><text:span text:style-name="T291">e.g. nurture only with</text:span><text:span text:style-name="T382"> </text:span><text:span text:style-name="T383">feng shui</text:span><text:span text:style-name="T384">, </text:span><text:span text:style-name="T387">research only beetles, etc.</text:span></text:p>
      <text:p text:style-name="P36"/>
      <text:p text:style-name="P34"><text:span text:style-name="T392">○ </text:span><text:span text:style-name="T399">Operation</text:span><text:span text:style-name="T393"> </text:span><text:span text:style-name="T392">○ ○ ○</text:span><text:span text:style-name="T394"> –</text:span><text:span text:style-name="T274"> </text:span><text:span text:style-name="T305">R</text:span><text:span text:style-name="T288">un</text:span><text:span text:style-name="T293">ning</text:span><text:span text:style-name="T288">, pilot</text:span><text:span text:style-name="T293">ing</text:span><text:span text:style-name="T288">, or command</text:span><text:span text:style-name="T293">ing</text:span><text:span text:style-name="T288"> subtle or intricate </text:span><text:span text:style-name="T295">mechanisms</text:span><text:span text:style-name="T288"> to reap maximum performance.</text:span></text:p>
      <text:p text:style-name="P32"/>
      <text:p text:style-name="P33"><text:span text:style-name="T1">○ </text:span><text:span text:style-name="T3">Administration </text:span><text:span text:style-name="T1">○ ○ ○</text:span><text:span text:style-name="T2"> –</text:span><text:span text:style-name="T407"> Wrangling and managing minutiae—nothing slips through the cracks.</text:span></text:p>
      <text:p text:style-name="P72"/>
      <text:p text:style-name="P26"><text:span text:style-name="T100">○ </text:span><text:span text:style-name="T102">Nurturing</text:span><text:span text:style-name="T103"> </text:span><text:span text:style-name="T100">○ ○ ○ –</text:span><text:span text:style-name="T104"> </text:span><text:span text:style-name="T135">P</text:span><text:span text:style-name="T116">rovid</text:span><text:span text:style-name="T121">ing</text:span><text:span text:style-name="T116"> just the right</text:span><text:span text:style-name="T115"> </text:span><text:span text:style-name="T119">encouragement, </text:span><text:span text:style-name="T115">support, safety, or kick in the ass.</text:span></text:p>
      <text:p text:style-name="P19"/>
      <text:p text:style-name="P34"><text:span text:style-name="T394">○ </text:span><text:span text:style-name="T398">Fighting</text:span><text:span text:style-name="T393"> </text:span><text:span text:style-name="T394">○ ○ ○ –</text:span><text:span text:style-name="T275"> </text:span><text:span text:style-name="T306">C</text:span><text:span text:style-name="T300">oordinating, </text:span><text:span text:style-name="T299">applying, and resisting purposeful </text:span><text:span text:style-name="T301">violence or force with </text:span><text:span text:style-name="T303">scary familiarity.</text:span></text:p>
      <text:p text:style-name="P20"/>
      <text:p text:style-name="P34"><text:span text:style-name="T394">○ </text:span><text:span text:style-name="T395">Athletics</text:span><text:span text:style-name="T393"> </text:span><text:span text:style-name="T394">○ ○ ○ –</text:span><text:span text:style-name="T275"> </text:span><text:span text:style-name="T306">P</text:span><text:span text:style-name="T276">ush</text:span><text:span text:style-name="T294">ing</text:span><text:span text:style-name="T276"> yourself to the limit as you exert your body.</text:span></text:p>
      <text:p text:style-name="P35"/>
      <text:p text:style-name="P38"><text:span text:style-name="T394">○ </text:span><text:span text:style-name="T396">Research </text:span><text:span text:style-name="T394">○ ○ ○ –</text:span><text:span text:style-name="T258"> </text:span><text:span text:style-name="T273">D</text:span><text:span text:style-name="T263">iscover</text:span><text:span text:style-name="T265">ing</text:span><text:span text:style-name="T263">, </text:span><text:span text:style-name="T262">examin</text:span><text:span text:style-name="T265">ing</text:span><text:span text:style-name="T261">, </text:span><text:span text:style-name="T262">and analyz</text:span><text:span text:style-name="T265">ing</text:span><text:span text:style-name="T262"> </text:span><text:span text:style-name="T261">knowledge </text:span><text:span text:style-name="T264">that others would overlook.</text:span></text:p>
      <text:p text:style-name="P21"/>
      <text:p text:style-name="P14"><text:span text:style-name="T275">○ </text:span><text:span text:style-name="T289">Engineering</text:span><text:span text:style-name="T277"> </text:span><text:span text:style-name="T275">○ ○ ○ –</text:span><text:span text:style-name="T258"> </text:span><text:span text:style-name="T273">A</text:span><text:span text:style-name="T324">pply</text:span><text:span text:style-name="T326">ing</text:span><text:span text:style-name="T324"> knowledge and artifice to synthesize </text:span><text:span text:style-name="T351">novel</text:span><text:span text:style-name="T327"> </text:span><text:span text:style-name="T324">techniques </text:span><text:span text:style-name="T325">and</text:span><text:span text:style-name="T324"> artifacts.</text:span></text:p>
      <text:p text:style-name="P60"/>
      <text:p text:style-name="P15"><text:span text:style-name="T376">○ </text:span><text:span text:style-name="T385">Relations</text:span><text:span text:style-name="T377"> </text:span><text:span text:style-name="T376">○ ○ ○ –</text:span><text:span text:style-name="T309"> </text:span><text:span text:style-name="T373">M</text:span><text:span text:style-name="T358">anipulating</text:span><text:span text:style-name="T319">,</text:span><text:span text:style-name="T328"> </text:span><text:span text:style-name="T331">negotiating, </text:span><text:span text:style-name="T357">or navigating</text:span><text:span text:style-name="T319"> </text:span><text:span text:style-name="T359">some kind of relationship</text:span><text:span text:style-name="T321"> </text:span><text:span text:style-name="T319">with </text:span><text:span text:style-name="T362">deep </text:span><text:span text:style-name="T360">empathy</text:span><text:span text:style-name="T322"> </text:span><text:span text:style-name="T319">and </text:span><text:span text:style-name="T361">insight</text:span><text:span text:style-name="T319">—</text:span><text:span text:style-name="T344">we</text:span><text:span text:style-name="T343"> get it, you fuck.</text:span></text:p>
      <text:p text:style-name="P60"/>
      <text:p text:style-name="P13"><text:span text:style-name="T376">○ </text:span><text:span text:style-name="T380">Shady Shit </text:span><text:span text:style-name="T376">○ ○ ○ –</text:span><text:span text:style-name="T309"> </text:span><text:span text:style-name="T373">P</text:span><text:span text:style-name="T315">ractic</text:span><text:span text:style-name="T328">ing</text:span><text:span text:style-name="T315"> the </text:span><text:span text:style-name="T331">secret</text:span><text:span text:style-name="T323"> </text:span><text:span text:style-name="T315">tricks of the trade for those who </text:span><text:span text:style-name="T316">lurk </text:span><text:span text:style-name="T320">beyond the edge of polite society</text:span><text:span text:style-name="T315">.</text:span></text:p>
      <text:p text:style-name="P61"/>
      <text:p text:style-name="P16"><text:span text:style-name="T376">○ </text:span><text:span text:style-name="T389">🗣</text:span><text:span text:style-name="T381">Spooky </text:span><text:span text:style-name="T380">Shit </text:span><text:span text:style-name="T376">○ ○ ○ –</text:span><text:span text:style-name="T309"> </text:span><text:span text:style-name="T373">I</text:span><text:span text:style-name="T329">nteracting with the weird, esoteric, and uncanny on its own terms—</text:span><text:span text:style-name="T332">or at least you think you are</text:span><text:span text:style-name="T330">.</text:span></text:p>
      <text:p text:style-name="P62"/>
      <text:p text:style-name="P18"><text:span text:style-name="T376">○ </text:span><text:span text:style-name="T389">🗣</text:span><text:span text:style-name="T386">Profession</text:span><text:span text:style-name="T388">al Skills</text:span><text:span text:style-name="T377"> </text:span><text:span text:style-name="T376">○ ○ ○ –</text:span><text:span text:style-name="T309"> </text:span><text:span text:style-name="T373">A</text:span><text:span text:style-name="T345">pplying </text:span><text:span text:style-name="T347">the </text:span><text:span text:style-name="T368">educated</text:span><text:span text:style-name="T350">, </text:span><text:span text:style-name="T366">practiced, or </text:span><text:span text:style-name="T369">specialized</text:span><text:span text:style-name="T350"> </text:span><text:span text:style-name="T346">knowledge and skills </text:span><text:span text:style-name="T347">of </text:span><text:span text:style-name="T366">your</text:span><text:span text:style-name="T349"> </text:span><text:span text:style-name="T371">trade or </text:span><text:span text:style-name="T370">p</text:span><text:span text:style-name="T366">rofession</text:span><text:span text:style-name="T348">.</text:span></text:p>
      <text:p text:style-name="P63"/>
      <text:h text:style-name="P106" text:outline-level="1"><text:span text:style-name="T444">Story</text:span> Moves</text:h>
      <text:p text:style-name="P39"><text:span text:style-name="T309">“</text:span><text:span text:style-name="T352">Someone” means </text:span><text:span text:style-name="T356">a person or </text:span><text:span text:style-name="T352">anything animate. “</text:span><text:span text:style-name="T354">Something” means </text:span><text:span text:style-name="T363">anything</text:span><text:span text:style-name="T355"> </text:span><text:span text:style-name="T354">inanimate.</text:span></text:p>
      <text:p text:style-name="P64"/>
      <text:p text:style-name="P81"><text:span text:style-name="T404">Fuck ‘em up</text:span><text:span text:style-name="T397"> –</text:span><text:span text:style-name="T266"> </text:span><text:span text:style-name="T267">You want </text:span><text:span text:style-name="T272">someone</text:span><text:span text:style-name="T271"> to </text:span><text:span text:style-name="T403">⌞</text:span><text:span text:style-name="T402">take harm⌝</text:span><text:span text:style-name="T337"> </text:span><text:span text:style-name="T342">and maybe die</text:span><text:span text:style-name="T267">, </text:span><text:span text:style-name="T268">so y</text:span><text:span text:style-name="T259">ou </text:span><text:span text:style-name="T270">make</text:span><text:span text:style-name="T269"> it happen.</text:span></text:p>
      <text:p text:style-name="P65"/>
      <text:p text:style-name="P50"><text:span text:style-name="T405">Compel compliance</text:span><text:span text:style-name="T391"> – </text:span><text:span text:style-name="T333">You want </text:span><text:span text:style-name="T353">someone</text:span><text:span text:style-name="T333"> </text:span><text:span text:style-name="T338">to </text:span><text:span text:style-name="T333">do </text:span><text:span text:style-name="T341">your will</text:span><text:span text:style-name="T333">, so you </text:span><text:span text:style-name="T340">direct, </text:span><text:span text:style-name="T339">entice, </text:span><text:span text:style-name="T334">coerce, </text:span><text:span text:style-name="T335">or force </text:span><text:span text:style-name="T336">them</text:span><text:span text:style-name="T333">.</text:span></text:p>
      <text:p text:style-name="P23"/>
      <text:p text:style-name="P49"><text:span text:style-name="T95">Make it chooch</text:span><text:span text:style-name="T101"> –</text:span><text:span text:style-name="T105"> </text:span><text:span text:style-name="T123">You want a </text:span><text:span text:style-name="T118">broken, </text:span><text:span text:style-name="T120">unreliable,</text:span><text:span text:style-name="T118"> </text:span><text:span text:style-name="T117">or unfamiliar </text:span><text:span text:style-name="T129">mechanism or </text:span><text:span text:style-name="T105">artifact </text:span><text:span text:style-name="T125">to</text:span><text:span text:style-name="T105"> do </text:span><text:span text:style-name="T123">something useful</text:span><text:span text:style-name="T105">, </text:span><text:span text:style-name="T123">so you </text:span><text:span text:style-name="T126">roll up your sleeves </text:span><text:span text:style-name="T128">and</text:span><text:span text:style-name="T126"> </text:span><text:span text:style-name="T123">get to </text:span><text:span text:style-name="T124">work</text:span><text:span text:style-name="T127">.</text:span></text:p>
      <text:p text:style-name="P23"/>
      <text:p text:style-name="P27"><text:span text:style-name="T92">Go apeshit</text:span> –<text:span text:style-name="T4"> </text:span><text:span text:style-name="T49">You want </text:span><text:span text:style-name="T50">some </text:span><text:span text:style-name="T49">inanimate </text:span><text:span text:style-name="T50">object to stop working or existing, so you disrupt, </text:span><text:span text:style-name="T63">ruin</text:span><text:span text:style-name="T50">, or destroy it.</text:span></text:p>
      <text:p text:style-name="P66"/>
      <text:p text:style-name="P77"><text:span text:style-name="T96">Get out the way</text:span> –<text:span text:style-name="T4"> </text:span><text:span text:style-name="T51">You don’t want to </text:span><text:span text:style-name="T86">⌞</text:span><text:span text:style-name="T84">take harm⌝</text:span><text:span text:style-name="T122">, so y</text:span><text:span text:style-name="T6">ou </text:span><text:span text:style-name="T37">dodge, evade, </text:span><text:span text:style-name="T47">or flee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</text:span></text:p>
      <text:p text:style-name="P24"/>
      <text:p text:style-name="P30"><text:span text:style-name="T97">Parkour!</text:span><text:span text:style-name="T5"> – </text:span><text:span text:style-name="T52">You want to be </text:span><text:span text:style-name="T69">some other specific place</text:span><text:span text:style-name="T52">, urgently, </text:span><text:span text:style-name="T68">so you traverse terrain that’s</text:span><text:span text:style-name="T52"> challenging or dangerous in its own right</text:span><text:span text:style-name="T39">—</text:span><text:span text:style-name="T40">the terrain need not be concrete.</text:span></text:p>
      <text:p text:style-name="P24"/>
      <text:p text:style-name="P78"><text:span text:style-name="T92">Medic!</text:span> –<text:span text:style-name="T4"> </text:span><text:span text:style-name="T130">You want to stabilize </text:span><text:span text:style-name="T131">or improve </text:span><text:span text:style-name="T130">someone’s ⌞health⌝</text:span><text:span text:style-name="T53">, so you </text:span><text:span text:style-name="T46">attend</text:span><text:span text:style-name="T43"> </text:span><text:span text:style-name="T53">to their </text:span><text:span text:style-name="T4">injuries or illness.</text:span></text:p>
      <text:p text:style-name="P67"/>
      <text:p text:style-name="P25"><text:span text:style-name="T92">Scope </text:span><text:span text:style-name="T98">it out</text:span> –<text:span text:style-name="T4"> </text:span><text:span text:style-name="T54">You want more </text:span><text:span text:style-name="T61">details and </text:span><text:span text:style-name="T54">information about your surroundings</text:span><text:span text:style-name="T59"> or their </text:span><text:span text:style-name="T60">contents and </text:span><text:span text:style-name="T59">inhabitants</text:span><text:span text:style-name="T54">, so y</text:span><text:span text:style-name="T43">ou survey, observe, </text:span><text:span text:style-name="T48">and intuit</text:span><text:span text:style-name="T7">.</text:span></text:p>
      <text:p text:style-name="P25"/>
      <text:p text:style-name="P28"><text:span text:style-name="T92">Connect the dots</text:span> –<text:span text:style-name="T4"> </text:span><text:span text:style-name="T55">You want </text:span><text:span text:style-name="T57">to extract </text:span><text:span text:style-name="T58">useful</text:span><text:span text:style-name="T57"> information from </text:span><text:span text:style-name="T58">clues, </text:span><text:span text:style-name="T57">data, </text:span><text:span text:style-name="T58">or details</text:span><text:span text:style-name="T57"> you’ve got, </text:span><text:span text:style-name="T62">so you apply and collate </text:span><text:span text:style-name="T64">what you know</text:span><text:span text:style-name="T62">.</text:span></text:p>
      <text:p text:style-name="P22"/>
      <text:p text:style-name="P29"><text:span text:style-name="T99">Schmooze ‘em</text:span><text:span text:style-name="T408"> –</text:span><text:span text:style-name="T5"> </text:span><text:span text:style-name="T55">You want to</text:span><text:span text:style-name="T44"> build</text:span><text:span text:style-name="T5"> rapport, trust, </text:span><text:span text:style-name="T66">or </text:span><text:span text:style-name="T67">graces</text:span><text:span text:style-name="T5"> with someone, </text:span><text:span text:style-name="T55">so you do something you think they’ll like or respect.</text:span></text:p>
      <text:p text:style-name="P47"/>
      <text:p text:style-name="P48"><text:span text:style-name="T92">Fool ‘em</text:span> –<text:span text:style-name="T4"> </text:span><text:span text:style-name="T56">You want to control what someone believes, so y</text:span><text:span text:style-name="T45">ou deceive or misdirect</text:span><text:span text:style-name="T4"> </text:span><text:span text:style-name="T56">them</text:span><text:span text:style-name="T4">.</text:span></text:p>
      <text:p text:style-name="P46"/>
      <text:p text:style-name="P53"><text:span text:style-name="T156">Go dark</text:span><text:span text:style-name="T225"> –</text:span><text:span text:style-name="T226"> </text:span><text:span text:style-name="T230">You want to avoid the consequences of discovery or detection, </text:span><text:span text:style-name="T231">so you take precautions or </text:span><text:span text:style-name="T232">special </text:span><text:span text:style-name="T231">care.</text:span></text:p>
      <text:h text:style-name="P107" text:outline-level="1">Moves</text:h>
      <text:p text:style-name="P86"><text:span text:style-name="T92">Resist consequences</text:span> –<text:span text:style-name="T4"> </text:span><text:span text:style-name="T71">If y</text:span><text:span text:style-name="T158">ou don’t like the consequences or complications the GM </text:span><text:span text:style-name="T199">describes</text:span><text:span text:style-name="T158"> </text:span><text:span text:style-name="T164">when you </text:span><text:span text:style-name="T194">get</text:span><text:span text:style-name="T158"> </text:span><text:span text:style-name="T255">🡖🡓</text:span><text:span text:style-name="T159"> </text:span><text:span text:style-name="T172">on a </text:span><text:span text:style-name="T200">⌞</text:span><text:span text:style-name="T172">story move⌝,</text:span><text:span text:style-name="T159"> </text:span><text:span text:style-name="T160">speak up and </text:span><text:span text:style-name="T205">s</text:span><text:span text:style-name="T204">pend 1 Resist</text:span><text:span text:style-name="T171"> to </text:span><text:span text:style-name="T161">insist they invent something less drastic </text:span><text:span text:style-name="T162">instead. </text:span><text:span text:style-name="T163">This isn’t the same as </text:span><text:span text:style-name="T200">⌞</text:span><text:span text:style-name="T147">dispute fiction⌝</text:span><text:span text:style-name="T163">; resist consequences whenever you think it’s </text:span><text:span text:style-name="T166">advantageous</text:span><text:span text:style-name="T163"> </text:span><text:span text:style-name="T165">in-game.</text:span></text:p>
      <text:p text:style-name="P4"/>
      <text:p text:style-name="P87"><text:span text:style-name="T93">Buy </text:span><text:span text:style-name="T92">Resist</text:span> –<text:span text:style-name="T4"> </text:span><text:span text:style-name="T80">Any time you make a </text:span><text:span text:style-name="T200">⌞</text:span><text:span text:style-name="T132">story move⌝ and get</text:span><text:span text:style-name="T80"> </text:span><text:span text:style-name="T257">🡕</text:span><text:span text:style-name="T255">🡒</text:span><text:span text:style-name="T254">,</text:span><text:span text:style-name="T159"> </text:span><text:span text:style-name="T173">you </text:span><text:span text:style-name="T174">can </text:span><text:span text:style-name="T173">announce that you wish to convert it to </text:span><text:span text:style-name="T255">🡖</text:span><text:span text:style-name="T159"> </text:span><text:span text:style-name="T173">and restore 1 Resist.</text:span></text:p>
      <text:p text:style-name="P68"/>
      <text:p text:style-name="P104"><text:span text:style-name="T155">Lead the group</text:span><text:span text:style-name="T412"> – </text:span><text:span text:style-name="T137">Spend 1 Resist. </text:span><text:span text:style-name="T429">Y</text:span><text:span text:style-name="T428">ou lead </text:span><text:span text:style-name="T430">others </text:span><text:span text:style-name="T428">in a </text:span><text:span text:style-name="T221">⌞</text:span><text:span text:style-name="T137">story move⌝ </text:span><text:span text:style-name="T139">where you’ll succeed or fail as a group</text:span><text:span text:style-name="T137">. </text:span><text:span text:style-name="T138">You r</text:span><text:span text:style-name="T137">oll the move as normal</text:span><text:span text:style-name="T143"> </text:span><text:span text:style-name="T138">and everyone canonically shares your result</text:span><text:span text:style-name="T137">.</text:span></text:p>
      <text:p text:style-name="P73"/>
      <text:p text:style-name="P51"><text:span text:style-name="T218">If you get </text:span><text:span text:style-name="T223">🡕🡒🡖</text:span><text:span text:style-name="T215">, b</text:span><text:span text:style-name="T210">efore you proceed with the story, everyone else rolls the same story move. </text:span><text:span text:style-name="T211">T</text:span><text:span text:style-name="T210">hey are free to describe </text:span><text:span text:style-name="T211">their actions </text:span><text:span text:style-name="T210">individually, </text:span><text:span text:style-name="T212">along with </text:span><text:span text:style-name="T210">what </text:span><text:span text:style-name="T220">aptitudes</text:span><text:span text:style-name="T210"> they’re </text:span><text:span text:style-name="T220">exercising</text:span><text:span text:style-name="T210">. </text:span><text:span text:style-name="T214">Their results don’t change the narrative, but i</text:span><text:span text:style-name="T210">f everyone </text:span><text:span text:style-name="T219">rolls</text:span><text:span text:style-name="T210"> </text:span><text:span text:style-name="T223">🡕🡒🡖</text:span><text:span text:style-name="T256">,</text:span><text:span text:style-name="T208"> </text:span><text:span text:style-name="T210">you </text:span><text:span text:style-name="T213">restore</text:span><text:span text:style-name="T210"> 1 Resist.</text:span></text:p>
      <text:p text:style-name="P4"/>
      <text:p text:style-name="P4"/>
      <text:p text:style-name="P105"><text:span text:style-name="T92">Take harm</text:span> – <text:span text:style-name="T81">You take </text:span><text:span text:style-name="T200">⌞</text:span><text:span text:style-name="T133">harm</text:span><text:span text:style-name="T177">⌝</text:span><text:span text:style-name="T81"> when you’re injured or hurt in some way (or if a move says so). </text:span><text:span text:style-name="T175">Unless a move says specifically how much harm </text:span><text:span text:style-name="T178">you take</text:span><text:span text:style-name="T175">, </text:span><text:span text:style-name="T176">use the scale </text:span><text:span text:style-name="T177">under harm in the Meta playbook.</text:span></text:p>
      <text:p text:style-name="P69"/>
      <text:p text:style-name="P10"><text:span text:style-name="T177">W</text:span><text:span text:style-name="T157">hen you take harm, </text:span><text:span text:style-name="T184">take these steps:</text:span></text:p>
      <text:p text:style-name="P70"/>
      <text:list xml:id="list3092255436" text:style-name="L1">
        <text:list-item>
          <text:p text:style-name="P91"><text:span text:style-name="T157">Make any moves you </text:span><text:span text:style-name="T224">can</text:span><text:span text:style-name="T157"> make.</text:span></text:p>
        </text:list-item>
        <text:list-item>
          <text:p text:style-name="P92"><text:span text:style-name="T157">Make any moves you </text:span><text:span text:style-name="T224">must</text:span><text:span text:style-name="T157"> make.</text:span></text:p>
        </text:list-item>
        <text:list-item>
          <text:p text:style-name="P97"><text:span text:style-name="T184">Decide </text:span><text:span text:style-name="T185">if you have ⌞armor⌝ that </text:span><text:span text:style-name="T186">applies</text:span><text:span text:style-name="T185">.</text:span></text:p>
        </text:list-item>
        <text:list-item>
          <text:p text:style-name="P93"><text:span text:style-name="T180">If </text:span><text:span text:style-name="T187">now </text:span><text:span text:style-name="T197">you take harm</text:span><text:span text:style-name="T188"> </text:span><text:span text:style-name="T180">≤ 0, </text:span><text:span text:style-name="T181">this move is over. </text:span><text:span text:style-name="T189">Otherwise continue.</text:span></text:p>
        </text:list-item>
        <text:list-item>
          <text:p text:style-name="P94"><text:span text:style-name="T181">T</text:span><text:span text:style-name="T157">ell the GM how much harm you’re taking. They’ll roll </text:span><text:span text:style-name="T196">some dice </text:span><text:span text:style-name="T157">and </text:span><text:span text:style-name="T190">say </text:span><text:span text:style-name="T157">if </text:span><text:span text:style-name="T191">anything changes.</text:span></text:p>
        </text:list-item>
        <text:list-item>
          <text:p text:style-name="P98">Write down any status you may have gotten.</text:p>
        </text:list-item>
        <text:list-item>
          <text:p text:style-name="P98">Lose 1 health for each harm.</text:p>
        </text:list-item>
        <text:list-item>
          <text:p text:style-name="P95"><text:span text:style-name="T157">If you have 0 health, ⌞</text:span><text:span text:style-name="T146">you die⌝</text:span><text:span text:style-name="T157"> </text:span><text:span text:style-name="T193">and this </text:span><text:span text:style-name="T192">move is over.</text:span></text:p>
        </text:list-item>
        <text:list-item>
          <text:p text:style-name="P96"><text:span text:style-name="T157">Make any moves you </text:span><text:span text:style-name="T224">must</text:span><text:span text:style-name="T157"> make when you lose health (vs take harm).</text:span></text:p>
        </text:list-item>
      </text:list>
      <text:p text:style-name="P74"/>
      <text:p text:style-name="P84"><text:span text:style-name="T206">A</text:span><text:span text:style-name="T203">rmor –</text:span><text:span text:style-name="T157"> Armor is </text:span><text:span text:style-name="T179">worn</text:span><text:span text:style-name="T157"> to protect you from </text:span><text:span text:style-name="T200">⌞</text:span><text:span text:style-name="T157">harm⌝. </text:span><text:span text:style-name="T179">Armor has a rating in the range 1-3. </text:span><text:span text:style-name="T183">If it would make sense for your armor to protect you from the kind of harm you’re taking, reduce the harm by the armor’s rating.</text:span></text:p>
      <text:p text:style-name="P75"/>
      <text:p text:style-name="P45"><text:span text:style-name="T180">When determining the rating of armor, look at the </text:span><text:span text:style-name="T201">harm </text:span><text:span text:style-name="T180">scale and decide what </text:span><text:span text:style-name="T198">severity</text:span><text:span text:style-name="T182"> </text:span><text:span text:style-name="T180">of injury the armor would protect you from.</text:span></text:p>
      <text:p text:style-name="P52"/>
      <text:p text:style-name="P88"><text:span text:style-name="T92">You die</text:span> – <text:span text:style-name="T4">You’ve lost your last </text:span><text:span text:style-name="T200">⌞</text:span><text:span text:style-name="T4">health⌝ or a move says </text:span><text:span text:style-name="T114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41"/>
      <text:p text:style-name="P90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</text:span><text:span text:style-name="T221">⌞</text:span><text:span text:style-name="T4">status⌝ of the GM’s choice. </text:span><text:span text:style-name="T16">Explain what happened </text:span><text:span text:style-name="T18">to the group.</text:span></text:p>
      <text:p text:style-name="P58"/>
      <text:p text:style-name="P5"/>
      <text:p text:style-name="P54"><text:span text:style-name="T94">Earn </text:span><text:span text:style-name="T92">XP</text:span> –<text:span text:style-name="T4"> </text:span><text:span text:style-name="T26">When you finish a play session</text:span><text:span text:style-name="T413">, </text:span><text:span text:style-name="T414">it’s time to </text:span><text:span text:style-name="T422">decide</text:span><text:span text:style-name="T414"> what ⌞XP⌝ you’ve earned</text:span><text:span text:style-name="T420">. </text:span><text:span text:style-name="T414">Talk as a group about this: maybe they remember something you forgot. </text:span><text:span text:style-name="T415">Ultimately, though, it’s up to you.</text:span></text:p>
      <text:p text:style-name="P82"/>
      <text:p text:style-name="P7"><text:span text:style-name="T415">Y</text:span><text:span text:style-name="T412">ou get 1 XP for each item </text:span><text:span text:style-name="T425">below that</text:span><text:span text:style-name="T412"> you </text:span><text:span text:style-name="T421">(not the GM) </text:span><text:span text:style-name="T412">think is true for this play session. </text:span><text:span text:style-name="T426">Y</text:span><text:span text:style-name="T425">ou can only take </text:span><text:span text:style-name="T426">each item </text:span><text:span text:style-name="T425">once, even if you did the thing multiple times in the session.</text:span></text:p>
      <text:p text:style-name="P83"/>
      <text:list xml:id="list2933924489" text:style-name="L2">
        <text:list-item>
          <text:p text:style-name="P103"><text:span text:style-name="T431">A</text:span><text:span text:style-name="T412">t no point did </text:span><text:span text:style-name="T87">⌞you die⌝</text:span><text:span text:style-name="T136">.</text:span></text:p>
        </text:list-item>
        <text:list-item>
          <text:p text:style-name="P99"><text:span text:style-name="T431">Y</text:span><text:span text:style-name="T412">ou made a particularly badass </text:span><text:span text:style-name="T434">or clutch</text:span><text:span text:style-name="T412"> </text:span><text:span text:style-name="T136">⌞</text:span><text:span text:style-name="T141">story move⌝</text:span><text:span text:style-name="T412"> that </text:span><text:span text:style-name="T419">reinforced your</text:span><text:span text:style-name="T416"> Concept.</text:span></text:p>
        </text:list-item>
        <text:list-item>
          <text:p text:style-name="P100"><text:span text:style-name="T431">Y</text:span><text:span text:style-name="T412">ou </text:span><text:span text:style-name="T418">suffered</text:span><text:span text:style-name="T412"> a particularly painful (or hilarious) blunder </text:span><text:span text:style-name="T423">as a result of</text:span><text:span text:style-name="T412"> </text:span><text:span text:style-name="T417">playing to your Concept—</text:span><text:span text:style-name="T432">this </text:span><text:span text:style-name="T144">doesn’t</text:span><text:span text:style-name="T432"> have to be a </text:span><text:span text:style-name="T433">failed roll.</text:span></text:p>
        </text:list-item>
        <text:list-item>
          <text:p text:style-name="P101"><text:span text:style-name="T431">Y</text:span><text:span text:style-name="T412">ou </text:span><text:span text:style-name="T424">made </text:span><text:span text:style-name="T441">a </text:span><text:span text:style-name="T142">⌞</text:span><text:span text:style-name="T140">story move⌝ </text:span><text:span text:style-name="T424">to pursue</text:span><text:span text:style-name="T412"> </text:span><text:span text:style-name="T427">a </text:span><text:span text:style-name="T412">Drive.</text:span></text:p>
        </text:list-item>
        <text:list-item>
          <text:p text:style-name="P102"><text:span text:style-name="T412">You offer the GM </text:span><text:span text:style-name="T437">honest-</text:span><text:span text:style-name="T436">but-</text:span><text:span text:style-name="T438">g</text:span><text:span text:style-name="T412">entle constructive </text:span><text:span text:style-name="T440">feedback </text:span><text:span text:style-name="T412">when the</text:span><text:span text:style-name="T435">y do </text:span><text:span text:style-name="T439">GM </text:span><text:span text:style-name="T412">XP.</text:span></text:p>
        </text:list-item>
      </text:list>
      <text:p text:style-name="P6"/>
      <text:p text:style-name="P89"><text:span text:style-name="T94">Level up</text:span><text:span text:style-name="T442"> –</text:span><text:span text:style-name="T41"> </text:span><text:span text:style-name="T65">When you fill your last XP, </text:span><text:span text:style-name="T82">you can </text:span><text:span text:style-name="T65">spend all your XP to</text:span><text:span text:style-name="T42"> </text:span><text:span text:style-name="T65">f</text:span><text:span text:style-name="T227">ill </text:span><text:span text:style-name="T240">a </text:span><text:span text:style-name="T228">○ </text:span><text:span text:style-name="T233">in your playbook—</text:span><text:span text:style-name="T236">y</text:span><text:span text:style-name="T229">ou must fulfill all other criteria to buy the item.</text:span><text:span text:style-name="T195"> </text:span><text:span text:style-name="T207">🗣 </text:span><text:span text:style-name="T244">Instead</text:span><text:span text:style-name="T234"> of </text:span><text:span text:style-name="T238">buy</text:span><text:span text:style-name="T239">ing </text:span><text:span text:style-name="T235">a </text:span><text:span text:style-name="T228">○</text:span><text:span text:style-name="T234">, </text:span><text:span text:style-name="T237">the GM </text:span><text:span text:style-name="T241">might let you buy </text:span><text:span text:style-name="T242">or remove a permanent </text:span><text:span text:style-name="T221">⌞</text:span><text:span text:style-name="T242">status⌝</text:span><text:span text:style-name="T243">. </text:span><text:span text:style-name="T246">You </text:span><text:span text:style-name="T245">probably </text:span><text:span text:style-name="T246">can’t </text:span><text:span text:style-name="T245">buy a </text:span><text:span text:style-name="T209">△, </text:span><text:span text:style-name="T216">but you could ask </text:span><text:span text:style-name="T217">anyway.</text:span></text:p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7T23:52:22.607927821</dc:date>
    <meta:editing-duration>P9DT14H24M49S</meta:editing-duration>
    <meta:editing-cycles>3375</meta:editing-cycles>
    <meta:generator>LibreOffice/6.0.7.3$Linux_X86_64 LibreOffice_project/00m0$Build-3</meta:generator>
    <meta:print-date>2021-11-27T22:21:34.908113581</meta:print-date>
    <meta:document-statistic meta:table-count="0" meta:image-count="0" meta:object-count="0" meta:page-count="2" meta:paragraph-count="70" meta:word-count="1349" meta:character-count="7432" meta:non-whitespace-character-count="6132"/>
  </office:meta>
</office:document-meta>
</file>